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Liberation Sans" fo:font-weight="bold" style:font-weight-asian="bold" style:font-weight-complex="bold" fo:font-size="18pt" style:font-size-asian="18pt" style:font-size-complex="14pt"/>
    </style:style>
    <style:style style:name="P2" style:parent-style-name="Standard" style:family="paragraph">
      <style:paragraph-properties fo:text-align="center"/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style:font-name="Liberation Sans"/>
    </style:style>
    <style:style style:name="P4" style:parent-style-name="Standard" style:family="paragraph">
      <style:text-properties style:font-name="Liberation Sans"/>
    </style:style>
    <style:style style:name="P5" style:parent-style-name="Standard" style:family="paragraph">
      <style:text-properties style:font-name="Liberation Sans"/>
    </style:style>
    <style:style style:name="P6" style:parent-style-name="Standard" style:family="paragraph">
      <style:text-properties style:font-name="Liberation Sans"/>
    </style:style>
    <style:style style:name="P7" style:parent-style-name="Standard" style:family="paragraph">
      <style:text-properties style:font-name="Liberation Sans"/>
    </style:style>
    <style:style style:name="P8" style:parent-style-name="Standard" style:family="paragraph">
      <style:text-properties style:font-name="Liberation Sans"/>
    </style:style>
    <style:style style:name="P9" style:parent-style-name="Standard" style:family="paragraph">
      <style:text-properties style:font-name="Liberation Sans"/>
    </style:style>
    <style:style style:name="P10" style:parent-style-name="Standard" style:list-style-name="LFO1" style:family="paragraph">
      <style:text-properties style:font-name="Liberation Sans"/>
    </style:style>
    <style:style style:name="P11" style:parent-style-name="Standard" style:list-style-name="LFO1" style:family="paragraph">
      <style:text-properties style:font-name="Liberation Sans"/>
    </style:style>
    <style:style style:name="P12" style:parent-style-name="Standard" style:list-style-name="LFO1" style:family="paragraph">
      <style:text-properties style:font-name="Liberation Sans"/>
    </style:style>
    <style:style style:name="P13" style:parent-style-name="Standard" style:family="paragraph">
      <style:text-properties style:font-name="Liberation Sans"/>
    </style:style>
    <style:style style:name="P14" style:parent-style-name="Standard" style:family="paragraph">
      <style:text-properties style:font-name="Liberation Sans"/>
    </style:style>
    <style:style style:name="TableColumn16" style:family="table-column">
      <style:table-column-properties style:column-width="2.2305in" style:use-optimal-column-width="false"/>
    </style:style>
    <style:style style:name="TableColumn17" style:family="table-column">
      <style:table-column-properties style:column-width="2.2312in" style:use-optimal-column-width="false"/>
    </style:style>
    <style:style style:name="TableColumn18" style:family="table-column">
      <style:table-column-properties style:column-width="2.2312in" style:use-optimal-column-width="false"/>
    </style:style>
    <style:style style:name="Table15" style:family="table">
      <style:table-properties style:width="6.693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Liberation Sans" fo:font-weight="bold" style:font-weight-asian="bold" style:font-weight-complex="bold"/>
    </style:style>
    <style:style style:name="TableCell2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Liberation Sans" fo:font-weight="bold" style:font-weight-asian="bold" style:font-weight-complex="bold"/>
    </style:style>
    <style:style style:name="TableCell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Liberation Sans" fo:font-weight="bold" style:font-weight-asian="bold" style:font-weight-complex="bold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Liberation Sans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Liberation Sans"/>
    </style:style>
    <style:style style:name="TableCell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Liberation Sans" fo:language="it" fo:country="I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Liberation Sans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Liberation Sans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Liberation San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Liberation Sans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Liberation Sans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Liberation Sans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Liberation Sans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Liberation Sans"/>
    </style:style>
    <style:style style:name="TableCell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Liberation Sans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Liberation Sans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Liberation Sans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Liberation Sans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Liberation Sans"/>
    </style:style>
    <style:style style:name="TableCell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Liberation Sans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Liberation Sans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Liberation Sans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Liberation Sans"/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Liberation Sans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Liberation Sans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Liberation Sans"/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Liberation Sans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Liberation Sans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Liberation Sans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Liberation Sans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Liberation Sans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Liberation Sans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Liberation Sans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Liberation Sans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Liberation Sans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Liberation Sans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Liberation Sans"/>
    </style:style>
    <style:style style:name="TableCell1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Liberation Sans"/>
    </style:style>
    <style:style style:name="TableCell1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Liberation Sans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Liberation Sans"/>
    </style:style>
    <style:style style:name="TableCell1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Liberation Sans"/>
    </style:style>
    <style:style style:name="TableCell1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Liberation Sans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Liberation Sans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Liberation Sans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Liberation Sans" fo:language="it" fo:country="I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Liberation Sans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Liberation Sans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Liberation Sans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Liberation Sans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Liberation Sans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Liberation Sans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Liberation Sans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Liberation Sans"/>
    </style:style>
    <style:style style:name="TableCell1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Liberation Sans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Liberation Sans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Liberation Sans"/>
    </style:style>
    <style:style style:name="TableCell1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Liberation Sans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Liberation Sans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Liberation Sans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Liberation Sans"/>
    </style:style>
    <style:style style:name="P159" style:parent-style-name="Standard" style:family="paragraph">
      <style:text-properties style:font-name="Liberation Sans"/>
    </style:style>
    <style:style style:name="P160" style:parent-style-name="Standard" style:family="paragraph">
      <style:text-properties style:font-name="Liberation Sans" fo:language="it" fo:country="IT"/>
    </style:style>
    <style:style style:name="P161" style:parent-style-name="Standard" style:family="paragraph">
      <style:text-properties style:font-name="Liberation Sans"/>
    </style:style>
    <style:style style:name="P162" style:parent-style-name="Standard" style:family="paragraph">
      <style:text-properties style:font-name="Liberation Sans"/>
    </style:style>
    <style:style style:name="P163" style:parent-style-name="Standard" style:family="paragraph">
      <style:text-properties style:font-name="Liberation Sans"/>
    </style:style>
    <style:style style:name="P164" style:parent-style-name="Standard" style:family="paragraph">
      <style:text-properties style:font-name="Liberation Sans"/>
    </style:style>
    <style:style style:name="P165" style:parent-style-name="Standard" style:family="paragraph">
      <style:paragraph-properties fo:text-align="center"/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166" style:parent-style-name="Standard" style:family="paragraph">
      <style:text-properties style:font-name="Liberation Sans"/>
    </style:style>
    <style:style style:name="P167" style:parent-style-name="Standard" style:list-style-name="LFO2" style:family="paragraph">
      <style:text-properties style:font-name="Liberation Sans"/>
    </style:style>
    <style:style style:name="P168" style:parent-style-name="Standard" style:list-style-name="LFO2" style:family="paragraph">
      <style:text-properties style:font-name="Liberation Sans"/>
    </style:style>
    <style:style style:name="P169" style:parent-style-name="Standard" style:list-style-name="LFO2" style:family="paragraph">
      <style:text-properties style:font-name="Liberation Sans"/>
    </style:style>
    <style:style style:name="P170" style:parent-style-name="Standard" style:list-style-name="LFO2" style:family="paragraph">
      <style:text-properties style:font-name="Liberation Sans"/>
    </style:style>
    <style:style style:name="P171" style:parent-style-name="Standard" style:family="paragraph">
      <style:text-properties style:font-name="Liberation Sans" fo:language="it" fo:country="IT"/>
    </style:style>
    <style:style style:name="TableColumn173" style:family="table-column">
      <style:table-column-properties style:column-width="2.2305in" style:use-optimal-column-width="false"/>
    </style:style>
    <style:style style:name="TableColumn174" style:family="table-column">
      <style:table-column-properties style:column-width="2.2312in" style:use-optimal-column-width="false"/>
    </style:style>
    <style:style style:name="TableColumn175" style:family="table-column">
      <style:table-column-properties style:column-width="2.2312in" style:use-optimal-column-width="false"/>
    </style:style>
    <style:style style:name="Table172" style:family="table">
      <style:table-properties style:width="6.693in" fo:margin-left="0in" table:align="lef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Liberation Sans" fo:font-weight="bold" style:font-weight-asian="bold" style:font-weight-complex="bold"/>
    </style:style>
    <style:style style:name="TableCell17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Liberation Sans" fo:font-weight="bold" style:font-weight-asian="bold" style:font-weight-complex="bold"/>
    </style:style>
    <style:style style:name="TableCell1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Liberation Sans" fo:font-weight="bold" style:font-weight-asian="bold" style:font-weight-complex="bold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Liberation Sans"/>
    </style:style>
    <style:style style:name="TableCell1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Liberation Sans"/>
    </style:style>
    <style:style style:name="TableCell1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89" style:parent-style-name="Car.predefinitoparagrafo" style:family="text">
      <style:text-properties style:font-name="Liberation Sans" fo:language="it" fo:country="I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Liberation Sans"/>
    </style:style>
    <style:style style:name="TableCell1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Liberation Sans"/>
    </style:style>
    <style:style style:name="TableCell1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Liberation Sans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Liberation Sans"/>
    </style:style>
    <style:style style:name="TableCell2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Liberation Sans"/>
    </style:style>
    <style:style style:name="TableCell2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Liberation Sans" fo:language="it" fo:country="I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Liberation Sans"/>
    </style:style>
    <style:style style:name="TableCell2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Liberation Sans"/>
    </style:style>
    <style:style style:name="TableCell2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Liberation Sans"/>
    </style:style>
    <style:style style:name="T211" style:parent-style-name="Car.predefinitoparagrafo" style:family="text">
      <style:text-properties style:font-name="Liberation Sans" fo:language="it" fo:country="IT"/>
    </style:style>
    <style:style style:name="P212" style:parent-style-name="Standard" style:family="paragraph">
      <style:paragraph-properties fo:text-align="center"/>
      <style:text-properties style:font-name="Liberation Sans" fo:font-weight="bold" style:font-weight-asian="bold" style:font-weight-complex="bold" fo:font-size="14pt" style:font-size-asian="14pt"/>
    </style:style>
    <style:style style:name="T213" style:parent-style-name="Car.predefinitoparagrafo" style:family="text">
      <style:text-properties style:font-name="Liberation Sans"/>
    </style:style>
    <style:style style:name="T214" style:parent-style-name="Car.predefinitoparagrafo" style:family="text">
      <style:text-properties style:font-name="Liberation Sans" fo:language="it" fo:country="IT"/>
    </style:style>
    <style:style style:name="T215" style:parent-style-name="Car.predefinitoparagrafo" style:family="text">
      <style:text-properties style:font-name="Liberation Sans"/>
    </style:style>
    <style:style style:name="T216" style:parent-style-name="Car.predefinitoparagrafo" style:family="text">
      <style:text-properties style:font-name="Liberation Sans" fo:language="it" fo:country="IT"/>
    </style:style>
    <style:style style:name="P217" style:parent-style-name="Standard" style:family="paragraph">
      <style:text-properties style:font-name="Liberation Sans" fo:font-weight="bold" style:font-weight-asian="bold" style:font-weight-complex="bold"/>
    </style:style>
    <style:style style:name="TableColumn219" style:family="table-column">
      <style:table-column-properties style:column-width="1.6729in" style:use-optimal-column-width="false"/>
    </style:style>
    <style:style style:name="TableColumn220" style:family="table-column">
      <style:table-column-properties style:column-width="1.6736in" style:use-optimal-column-width="false"/>
    </style:style>
    <style:style style:name="TableColumn221" style:family="table-column">
      <style:table-column-properties style:column-width="1.6729in" style:use-optimal-column-width="false"/>
    </style:style>
    <style:style style:name="TableColumn222" style:family="table-column">
      <style:table-column-properties style:column-width="1.6736in" style:use-optimal-column-width="false"/>
    </style:style>
    <style:style style:name="Table218" style:family="table">
      <style:table-properties style:width="6.693in" fo:margin-left="0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Liberation Sans" fo:font-weight="bold" style:font-weight-asian="bold" style:font-weight-complex="bold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Liberation Sans" fo:font-weight="bold" style:font-weight-asian="bold" style:font-weight-complex="bold"/>
    </style:style>
    <style:style style:name="TableCell22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Liberation Sans" fo:font-weight="bold" style:font-weight-asian="bold" style:font-weight-complex="bold"/>
    </style:style>
    <style:style style:name="TableCell2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Liberation Sans" fo:font-weight="bold" style:font-weight-asian="bold" style:font-weight-complex="bold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Liberation Sans"/>
    </style:style>
    <style:style style:name="TableCell2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Liberation Sans"/>
    </style:style>
    <style:style style:name="TableCell2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Liberation Sans" fo:language="it" fo:country="IT"/>
    </style:style>
    <style:style style:name="TableCell2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Liberation Sans" fo:language="it" fo:country="I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Liberation Sans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Liberation Sans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Liberation Sans" fo:language="it" fo:country="IT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Liberation Sans" fo:language="it" fo:country="I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Liberation Sans"/>
    </style:style>
    <style:style style:name="TableCell2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Liberation Sans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Liberation Sans" fo:language="it" fo:country="IT"/>
    </style:style>
    <style:style style:name="TableCell2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Liberation Sans" fo:language="it" fo:country="I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Liberation Sans"/>
    </style:style>
    <style:style style:name="TableCell2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Liberation Sans"/>
    </style:style>
    <style:style style:name="TableCell2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Liberation Sans" fo:language="it" fo:country="IT"/>
    </style:style>
    <style:style style:name="TableCell2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Liberation Sans" fo:language="it" fo:country="I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Liberation Sans"/>
    </style:style>
    <style:style style:name="TableCell2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Liberation Sans"/>
    </style:style>
    <style:style style:name="TableCell2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Liberation Sans" fo:language="it" fo:country="IT"/>
    </style:style>
    <style:style style:name="TableCell2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Liberation Sans" fo:language="it" fo:country="I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Liberation Sans"/>
    </style:style>
    <style:style style:name="TableCell2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Liberation Sans"/>
    </style:style>
    <style:style style:name="TableCell2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Liberation Sans" fo:language="it" fo:country="IT"/>
    </style:style>
    <style:style style:name="TableCell2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Liberation Sans" fo:language="it" fo:country="I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Liberation Sans"/>
    </style:style>
    <style:style style:name="TableCell2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Liberation Sans"/>
    </style:style>
    <style:style style:name="TableCell2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Liberation Sans" fo:language="it" fo:country="IT"/>
    </style:style>
    <style:style style:name="TableCell2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Liberation Sans" fo:language="it" fo:country="I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Liberation Sans"/>
    </style:style>
    <style:style style:name="TableCell2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Liberation Sans"/>
    </style:style>
    <style:style style:name="TableCell3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Liberation Sans" fo:language="it" fo:country="IT"/>
    </style:style>
    <style:style style:name="TableCell3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Liberation Sans" fo:language="it" fo:country="I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Liberation Sans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Liberation Sans"/>
    </style:style>
    <style:style style:name="TableCell3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Liberation Sans" fo:language="it" fo:country="IT"/>
    </style:style>
    <style:style style:name="TableCell3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Liberation Sans" fo:language="it" fo:country="I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Liberation Sans"/>
    </style:style>
    <style:style style:name="TableCell3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Liberation Sans"/>
    </style:style>
    <style:style style:name="TableCell3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Liberation Sans" fo:language="it" fo:country="IT"/>
    </style:style>
    <style:style style:name="TableCell3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Liberation Sans" fo:language="it" fo:country="I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Liberation Sans"/>
    </style:style>
    <style:style style:name="TableCell32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Liberation Sans"/>
    </style:style>
    <style:style style:name="TableCell32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Liberation Sans" fo:language="it" fo:country="IT"/>
    </style:style>
    <style:style style:name="TableCell32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Liberation Sans" fo:language="it" fo:country="I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Liberation Sans" fo:language="it" fo:country="IT"/>
    </style:style>
    <style:style style:name="TableCell3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Liberation Sans" fo:language="it" fo:country="IT"/>
    </style:style>
    <style:style style:name="TableCell3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337" style:parent-style-name="Car.predefinitoparagrafo" style:family="text">
      <style:text-properties style:font-name="Liberation Sans" fo:language="it" fo:country="IT"/>
    </style:style>
    <style:style style:name="TableCell33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Liberation Sans" fo:language="it" fo:country="I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Liberation Sans"/>
    </style:style>
    <style:style style:name="TableCell3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Liberation Sans"/>
    </style:style>
    <style:style style:name="TableCell3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Liberation Sans" fo:language="it" fo:country="IT"/>
    </style:style>
    <style:style style:name="TableCell34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Liberation Sans" fo:language="it" fo:country="IT"/>
    </style:style>
    <style:style style:name="P349" style:parent-style-name="Standard" style:family="paragraph">
      <style:text-properties style:font-name="Liberation Sans"/>
    </style:style>
    <style:style style:name="P350" style:parent-style-name="Standard" style:family="paragraph">
      <style:text-properties style:font-name="Liberation Sans" fo:font-weight="bold" style:font-weight-asian="bold" style:font-weight-complex="bold"/>
    </style:style>
    <style:style style:name="TableColumn352" style:family="table-column">
      <style:table-column-properties style:column-width="1.6729in" style:use-optimal-column-width="false"/>
    </style:style>
    <style:style style:name="TableColumn353" style:family="table-column">
      <style:table-column-properties style:column-width="1.6736in" style:use-optimal-column-width="false"/>
    </style:style>
    <style:style style:name="TableColumn354" style:family="table-column">
      <style:table-column-properties style:column-width="1.6729in" style:use-optimal-column-width="false"/>
    </style:style>
    <style:style style:name="TableColumn355" style:family="table-column">
      <style:table-column-properties style:column-width="1.6736in" style:use-optimal-column-width="false"/>
    </style:style>
    <style:style style:name="Table351" style:family="table">
      <style:table-properties style:width="6.693in" fo:margin-left="0in" table:align="lef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Liberation Sans" fo:font-weight="bold" style:font-weight-asian="bold" style:font-weight-complex="bold"/>
    </style:style>
    <style:style style:name="TableCell35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Liberation Sans" fo:font-weight="bold" style:font-weight-asian="bold" style:font-weight-complex="bold"/>
    </style:style>
    <style:style style:name="TableCell36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Liberation Sans" fo:font-weight="bold" style:font-weight-asian="bold" style:font-weight-complex="bold"/>
    </style:style>
    <style:style style:name="TableCell3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Liberation Sans" fo:font-weight="bold" style:font-weight-asian="bold" style:font-weight-complex="bold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Liberation Sans"/>
    </style:style>
    <style:style style:name="TableCell3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Liberation Sans"/>
    </style:style>
    <style:style style:name="TableCell3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Liberation Sans" fo:language="it" fo:country="IT"/>
    </style:style>
    <style:style style:name="TableCell3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Liberation Sans" fo:language="it" fo:country="IT"/>
    </style:style>
    <style:style style:name="P374" style:parent-style-name="Standard" style:family="paragraph">
      <style:text-properties style:font-name="Liberation Sans"/>
    </style:style>
    <style:style style:name="P375" style:parent-style-name="Standard" style:family="paragraph">
      <style:text-properties style:font-name="Liberation Sans"/>
    </style:style>
    <style:style style:name="T376" style:parent-style-name="Car.predefinitoparagrafo" style:family="text">
      <style:text-properties style:font-name="Liberation Sans"/>
    </style:style>
    <style:style style:name="T377" style:parent-style-name="Car.predefinitoparagrafo" style:family="text">
      <style:text-properties style:font-name="Liberation Sans" fo:language="it" fo:country="IT"/>
    </style:style>
    <style:style style:name="T378" style:parent-style-name="Car.predefinitoparagrafo" style:family="text">
      <style:text-properties style:font-name="Liberation Sans"/>
    </style:style>
    <style:style style:name="T379" style:parent-style-name="Car.predefinitoparagrafo" style:family="text">
      <style:text-properties style:font-name="Liberation Sans" fo:language="it" fo:country="IT"/>
    </style:style>
    <style:style style:name="T380" style:parent-style-name="Car.predefinitoparagrafo" style:family="text">
      <style:text-properties style:font-name="Liberation Sans"/>
    </style:style>
    <style:style style:name="T381" style:parent-style-name="Car.predefinitoparagrafo" style:family="text">
      <style:text-properties style:font-name="Liberation Sans" fo:language="it" fo:country="IT"/>
    </style:style>
    <style:style style:name="T382" style:parent-style-name="Car.predefinitoparagrafo" style:family="text">
      <style:text-properties style:font-name="Liberation Sans"/>
    </style:style>
    <style:style style:name="T383" style:parent-style-name="Car.predefinitoparagrafo" style:family="text">
      <style:text-properties style:font-name="Liberation Sans" fo:language="it" fo:country="IT"/>
    </style:style>
    <style:style style:name="P384" style:parent-style-name="Standard" style:family="paragraph">
      <style:text-properties style:font-name="Liberation Sans"/>
    </style:style>
    <style:style style:name="P385" style:parent-style-name="Standard" style:family="paragraph">
      <style:text-properties style:font-name="Liberation Sans"/>
    </style:style>
    <style:style style:name="T386" style:parent-style-name="Car.predefinitoparagrafo" style:family="text">
      <style:text-properties style:font-name="Liberation Sans"/>
    </style:style>
    <style:style style:name="T387" style:parent-style-name="Car.predefinitoparagrafo" style:family="text">
      <style:text-properties style:font-name="Liberation Sans" fo:language="it" fo:country="IT"/>
    </style:style>
    <style:style style:name="T388" style:parent-style-name="Car.predefinitoparagrafo" style:family="text">
      <style:text-properties style:font-name="Liberation Sans"/>
    </style:style>
    <style:style style:name="P389" style:parent-style-name="Standard" style:family="paragraph">
      <style:text-properties style:font-name="Liberation Sans" fo:font-weight="bold" style:font-weight-asian="bold" style:font-weight-complex="bold"/>
    </style:style>
    <style:style style:name="TableColumn391" style:family="table-column">
      <style:table-column-properties style:column-width="1.6729in" style:use-optimal-column-width="false"/>
    </style:style>
    <style:style style:name="TableColumn392" style:family="table-column">
      <style:table-column-properties style:column-width="1.6736in" style:use-optimal-column-width="false"/>
    </style:style>
    <style:style style:name="TableColumn393" style:family="table-column">
      <style:table-column-properties style:column-width="1.6729in" style:use-optimal-column-width="false"/>
    </style:style>
    <style:style style:name="TableColumn394" style:family="table-column">
      <style:table-column-properties style:column-width="1.6736in" style:use-optimal-column-width="false"/>
    </style:style>
    <style:style style:name="Table390" style:family="table">
      <style:table-properties style:width="6.693in" fo:margin-left="0in" table:align="lef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Liberation Sans" fo:font-weight="bold" style:font-weight-asian="bold" style:font-weight-complex="bold"/>
    </style:style>
    <style:style style:name="TableCell39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Liberation Sans" fo:font-weight="bold" style:font-weight-asian="bold" style:font-weight-complex="bold"/>
    </style:style>
    <style:style style:name="TableCell40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Liberation Sans" fo:font-weight="bold" style:font-weight-asian="bold" style:font-weight-complex="bold"/>
    </style:style>
    <style:style style:name="TableCell4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Liberation Sans" fo:font-weight="bold" style:font-weight-asian="bold" style:font-weight-complex="bold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Liberation Sans" fo:font-weight="bold" style:font-weight-asian="bold" style:font-weight-complex="bold"/>
    </style:style>
    <style:style style:name="TableCell40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Liberation Sans" fo:font-weight="bold" style:font-weight-asian="bold" style:font-weight-complex="bold"/>
    </style:style>
    <style:style style:name="TableCell40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Liberation Sans" fo:font-weight="bold" style:font-weight-asian="bold" style:font-weight-complex="bold"/>
    </style:style>
    <style:style style:name="TableCell4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Liberation Sans" fo:font-weight="bold" style:font-weight-asian="bold" style:font-weight-complex="bold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Liberation Sans"/>
    </style:style>
    <style:style style:name="TableCell4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Liberation Sans"/>
    </style:style>
    <style:style style:name="TableCell4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Liberation Sans" fo:language="it" fo:country="IT"/>
    </style:style>
    <style:style style:name="TableCell4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Liberation Sans" fo:language="it" fo:country="I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Liberation Sans"/>
    </style:style>
    <style:style style:name="TableCell4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Liberation Sans"/>
    </style:style>
    <style:style style:name="TableCell4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Liberation Sans" fo:language="it" fo:country="IT"/>
    </style:style>
    <style:style style:name="TableCell4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Liberation Sans" fo:language="it" fo:country="I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Liberation Sans"/>
    </style:style>
    <style:style style:name="TableCell4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Liberation Sans"/>
    </style:style>
    <style:style style:name="TableCell4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Liberation Sans" fo:language="it" fo:country="IT"/>
    </style:style>
    <style:style style:name="TableCell4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Liberation Sans" fo:language="it" fo:country="I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style:font-name="Liberation Sans"/>
    </style:style>
    <style:style style:name="TableCell4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Liberation Sans"/>
    </style:style>
    <style:style style:name="TableCell4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Liberation Sans" fo:language="it" fo:country="IT"/>
    </style:style>
    <style:style style:name="TableCell4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Liberation Sans" fo:language="it" fo:country="I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Liberation Sans"/>
    </style:style>
    <style:style style:name="TableCell4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="Liberation Sans"/>
    </style:style>
    <style:style style:name="TableCell4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="Liberation Sans" fo:language="it" fo:country="IT"/>
    </style:style>
    <style:style style:name="TableCell4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style:font-name="Liberation Sans" fo:language="it" fo:country="IT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style:font-name="Liberation Sans"/>
    </style:style>
    <style:style style:name="TableCell4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text-properties style:font-name="Liberation Sans"/>
    </style:style>
    <style:style style:name="TableCell4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style:font-name="Liberation Sans" fo:language="it" fo:country="IT"/>
    </style:style>
    <style:style style:name="TableCell4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Liberation Sans" fo:language="it" fo:country="I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style:font-name="Liberation Sans"/>
    </style:style>
    <style:style style:name="TableCell4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Liberation Sans"/>
    </style:style>
    <style:style style:name="TableCell4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Liberation Sans" fo:language="it" fo:country="IT"/>
    </style:style>
    <style:style style:name="TableCell4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Liberation Sans" fo:language="it" fo:country="I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Liberation Sans"/>
    </style:style>
    <style:style style:name="TableCell4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style:font-name="Liberation Sans"/>
    </style:style>
    <style:style style:name="TableCell4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="Liberation Sans" fo:language="it" fo:country="IT"/>
    </style:style>
    <style:style style:name="TableCell4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Liberation Sans" fo:language="it" fo:country="I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Liberation Sans"/>
    </style:style>
    <style:style style:name="TableCell4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Liberation Sans"/>
    </style:style>
    <style:style style:name="TableCell4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Liberation Sans" fo:language="it" fo:country="IT"/>
    </style:style>
    <style:style style:name="TableCell4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Liberation Sans" fo:language="it" fo:country="I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style:font-name="Liberation Sans"/>
    </style:style>
    <style:style style:name="TableCell49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Liberation Sans"/>
    </style:style>
    <style:style style:name="TableCell49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Liberation Sans" fo:language="it" fo:country="IT"/>
    </style:style>
    <style:style style:name="TableCell501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Liberation Sans" fo:language="it" fo:country="IT"/>
    </style:style>
    <style:style style:name="P503" style:parent-style-name="Standard" style:family="paragraph">
      <style:text-properties style:font-name="Liberation Sans"/>
    </style:style>
    <style:style style:name="P504" style:parent-style-name="Standard" style:family="paragraph">
      <style:text-properties style:font-name="Liberation Sans" fo:font-weight="bold" style:font-weight-asian="bold" style:font-weight-complex="bold"/>
    </style:style>
    <style:style style:name="TableColumn506" style:family="table-column">
      <style:table-column-properties style:column-width="1.6729in" style:use-optimal-column-width="false"/>
    </style:style>
    <style:style style:name="TableColumn507" style:family="table-column">
      <style:table-column-properties style:column-width="1.6736in" style:use-optimal-column-width="false"/>
    </style:style>
    <style:style style:name="TableColumn508" style:family="table-column">
      <style:table-column-properties style:column-width="1.6729in" style:use-optimal-column-width="false"/>
    </style:style>
    <style:style style:name="TableColumn509" style:family="table-column">
      <style:table-column-properties style:column-width="1.6736in" style:use-optimal-column-width="false"/>
    </style:style>
    <style:style style:name="Table505" style:family="table">
      <style:table-properties style:width="6.693in" fo:margin-left="0in" table:align="left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Liberation Sans" fo:font-weight="bold" style:font-weight-asian="bold" style:font-weight-complex="bold"/>
    </style:style>
    <style:style style:name="TableCell5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Liberation Sans" fo:font-weight="bold" style:font-weight-asian="bold" style:font-weight-complex="bold"/>
    </style:style>
    <style:style style:name="TableCell51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Liberation Sans" fo:font-weight="bold" style:font-weight-asian="bold" style:font-weight-complex="bold"/>
    </style:style>
    <style:style style:name="TableCell5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Liberation Sans" fo:font-weight="bold" style:font-weight-asian="bold" style:font-weight-complex="bold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style:font-name="Liberation Sans"/>
    </style:style>
    <style:style style:name="TableCell5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style:font-name="Liberation Sans"/>
    </style:style>
    <style:style style:name="TableCell5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Liberation Sans" fo:language="it" fo:country="IT"/>
    </style:style>
    <style:style style:name="TableCell5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Liberation Sans" fo:language="it" fo:country="IT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style:font-name="Liberation Sans"/>
    </style:style>
    <style:style style:name="TableCell5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style:font-name="Liberation Sans"/>
    </style:style>
    <style:style style:name="TableCell5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Liberation Sans" fo:language="it" fo:country="IT"/>
    </style:style>
    <style:style style:name="TableCell5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Liberation Sans" fo:language="it" fo:country="I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Liberation Sans"/>
    </style:style>
    <style:style style:name="TableCell5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Liberation Sans"/>
    </style:style>
    <style:style style:name="TableCell5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Liberation Sans" fo:language="it" fo:country="IT"/>
    </style:style>
    <style:style style:name="TableCell5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style:font-name="Liberation Sans" fo:language="it" fo:country="IT"/>
    </style:style>
    <style:style style:name="P546" style:parent-style-name="Standard" style:family="paragraph">
      <style:text-properties style:font-name="Liberation Sans"/>
    </style:style>
    <style:style style:name="P547" style:parent-style-name="Standard" style:family="paragraph">
      <style:text-properties style:font-name="Liberation Sans"/>
    </style:style>
    <style:style style:name="T548" style:parent-style-name="Car.predefinitoparagrafo" style:family="text">
      <style:text-properties style:font-name="Liberation Sans"/>
    </style:style>
    <style:style style:name="T549" style:parent-style-name="Car.predefinitoparagrafo" style:family="text">
      <style:text-properties style:font-name="Liberation Sans" fo:language="it" fo:country="IT"/>
    </style:style>
    <style:style style:name="T550" style:parent-style-name="Car.predefinitoparagrafo" style:family="text">
      <style:text-properties style:font-name="Liberation Sans"/>
    </style:style>
    <style:style style:name="T551" style:parent-style-name="Car.predefinitoparagrafo" style:family="text">
      <style:text-properties style:font-name="Liberation Sans" fo:language="it" fo:country="IT"/>
    </style:style>
    <style:style style:name="T552" style:parent-style-name="Car.predefinitoparagrafo" style:family="text">
      <style:text-properties style:font-name="Liberation Sans"/>
    </style:style>
    <style:style style:name="T553" style:parent-style-name="Car.predefinitoparagrafo" style:family="text">
      <style:text-properties style:font-name="Liberation Sans" fo:language="it" fo:country="IT"/>
    </style:style>
    <style:style style:name="T554" style:parent-style-name="Car.predefinitoparagrafo" style:family="text">
      <style:text-properties style:font-name="Liberation Sans"/>
    </style:style>
    <style:style style:name="T555" style:parent-style-name="Car.predefinitoparagrafo" style:family="text">
      <style:text-properties style:font-name="Liberation Sans" fo:language="it" fo:country="IT"/>
    </style:style>
    <style:style style:name="P556" style:parent-style-name="Standard" style:family="paragraph">
      <style:text-properties style:font-name="Liberation Sans" style:text-underline-type="single" style:text-underline-style="solid" style:text-underline-width="auto" style:text-underline-mode="continuous" fo:language="it" fo:country="IT"/>
    </style:style>
    <style:style style:name="T557" style:parent-style-name="Car.predefinitoparagrafo" style:family="text">
      <style:text-properties style:font-name="Liberation Sans" fo:language="it" fo:country="IT"/>
    </style:style>
    <style:style style:name="P558" style:parent-style-name="Standard" style:family="paragraph">
      <style:text-properties style:font-name="Liberation Sans"/>
    </style:style>
    <style:style style:name="P559" style:parent-style-name="Standard" style:family="paragraph">
      <style:text-properties style:font-name="Liberation Sans"/>
    </style:style>
    <style:style style:name="P560" style:parent-style-name="Standard" style:family="paragraph">
      <style:text-properties style:font-name="Liberation Sans"/>
    </style:style>
    <style:style style:name="P561" style:parent-style-name="Standard" style:family="paragraph">
      <style:text-properties style:font-name="Liberation Sans"/>
    </style:style>
    <style:style style:name="P562" style:parent-style-name="Standard" style:family="paragraph">
      <style:text-properties style:font-name="Liberation Sans"/>
    </style:style>
    <style:style style:name="P563" style:parent-style-name="Standard" style:family="paragraph">
      <style:text-properties style:font-name="Liberation Sans"/>
    </style:style>
    <style:style style:name="P564" style:parent-style-name="Standard" style:family="paragraph">
      <style:text-properties style:font-name="Liberation Sans"/>
    </style:style>
    <style:style style:name="P565" style:parent-style-name="Standard" style:family="paragraph">
      <style:text-properties style:font-name="Liberation Sans"/>
    </style:style>
    <style:style style:name="P566" style:parent-style-name="Standard" style:family="paragraph">
      <style:text-properties style:font-name="Liberation Sans"/>
    </style:style>
    <style:style style:name="P567" style:parent-style-name="Standard" style:family="paragraph">
      <style:text-properties style:font-name="Liberation Sans"/>
    </style:style>
    <style:style style:name="P568" style:parent-style-name="Standard" style:family="paragraph">
      <style:text-properties style:font-name="Liberation Sans"/>
    </style:style>
    <style:style style:name="P569" style:parent-style-name="Standard" style:family="paragraph">
      <style:text-properties style:font-name="Liberation Sans"/>
    </style:style>
    <style:style style:name="P570" style:parent-style-name="Standard" style:family="paragraph">
      <style:text-properties style:font-name="Liberation Sans"/>
    </style:style>
    <style:style style:name="T571" style:parent-style-name="Car.predefinitoparagrafo" style:family="text">
      <style:text-properties style:font-name="Liberation Sans"/>
    </style:style>
    <style:style style:name="T572" style:parent-style-name="Car.predefinitoparagrafo" style:family="text">
      <style:text-properties style:font-name="Liberation Sans" fo:language="it" fo:country="IT"/>
    </style:style>
    <style:style style:name="T573" style:parent-style-name="Car.predefinitoparagrafo" style:family="text">
      <style:text-properties style:font-name="Liberation Sans"/>
    </style:style>
    <style:style style:name="P574" style:parent-style-name="Standard" style:family="paragraph">
      <style:text-properties style:font-name="Liberation Sans" fo:font-weight="bold" style:font-weight-asian="bold" style:font-weight-complex="bold"/>
    </style:style>
    <style:style style:name="TableColumn576" style:family="table-column">
      <style:table-column-properties style:column-width="1.6729in" style:use-optimal-column-width="false"/>
    </style:style>
    <style:style style:name="TableColumn577" style:family="table-column">
      <style:table-column-properties style:column-width="1.6736in" style:use-optimal-column-width="false"/>
    </style:style>
    <style:style style:name="TableColumn578" style:family="table-column">
      <style:table-column-properties style:column-width="1.6729in" style:use-optimal-column-width="false"/>
    </style:style>
    <style:style style:name="TableColumn579" style:family="table-column">
      <style:table-column-properties style:column-width="1.6736in" style:use-optimal-column-width="false"/>
    </style:style>
    <style:style style:name="Table575" style:family="table">
      <style:table-properties style:width="6.693in" fo:margin-left="0in" table:align="lef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Liberation Sans" fo:font-weight="bold" style:font-weight-asian="bold" style:font-weight-complex="bold"/>
    </style:style>
    <style:style style:name="TableCell58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style:font-name="Liberation Sans" fo:font-weight="bold" style:font-weight-asian="bold" style:font-weight-complex="bold"/>
    </style:style>
    <style:style style:name="TableCell58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Liberation Sans" fo:font-weight="bold" style:font-weight-asian="bold" style:font-weight-complex="bold"/>
    </style:style>
    <style:style style:name="TableCell5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Liberation Sans" fo:font-weight="bold" style:font-weight-asian="bold" style:font-weight-complex="bold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Liberation Sans"/>
    </style:style>
    <style:style style:name="TableCell5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Liberation Sans"/>
    </style:style>
    <style:style style:name="TableCell5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Liberation Sans" fo:language="it" fo:country="IT"/>
    </style:style>
    <style:style style:name="TableCell5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97" style:parent-style-name="TableContents" style:family="paragraph">
      <style:text-properties style:font-name="Liberation Sans" fo:language="it" fo:country="IT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Liberation Sans"/>
    </style:style>
    <style:style style:name="TableCell6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Liberation Sans"/>
    </style:style>
    <style:style style:name="TableCell6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Liberation Sans" fo:language="it" fo:country="IT"/>
    </style:style>
    <style:style style:name="TableCell6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Liberation Sans" fo:language="it" fo:country="IT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style:font-name="Liberation Sans"/>
    </style:style>
    <style:style style:name="TableCell6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Liberation Sans"/>
    </style:style>
    <style:style style:name="TableCell6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Liberation Sans" fo:language="it" fo:country="IT"/>
    </style:style>
    <style:style style:name="TableCell6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Liberation Sans" fo:language="it" fo:country="IT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Liberation Sans"/>
    </style:style>
    <style:style style:name="TableCell6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Liberation Sans"/>
    </style:style>
    <style:style style:name="TableCell6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text-properties style:font-name="Liberation Sans" fo:language="it" fo:country="IT"/>
    </style:style>
    <style:style style:name="TableCell6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24" style:parent-style-name="TableContents" style:family="paragraph">
      <style:text-properties style:font-name="Liberation Sans" fo:language="it" fo:country="IT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Liberation Sans"/>
    </style:style>
    <style:style style:name="TableCell6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text-properties style:font-name="Liberation Sans"/>
    </style:style>
    <style:style style:name="TableCell6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Liberation Sans" fo:language="it" fo:country="IT"/>
    </style:style>
    <style:style style:name="TableCell6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style:font-name="Liberation Sans" fo:language="it" fo:country="IT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Liberation Sans"/>
    </style:style>
    <style:style style:name="TableCell6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Liberation Sans"/>
    </style:style>
    <style:style style:name="TableCell6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0" style:parent-style-name="TableContents" style:family="paragraph">
      <style:text-properties style:font-name="Liberation Sans" fo:language="it" fo:country="IT"/>
    </style:style>
    <style:style style:name="TableCell6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42" style:parent-style-name="TableContents" style:family="paragraph">
      <style:text-properties style:font-name="Liberation Sans" fo:language="it" fo:country="IT"/>
    </style:style>
    <style:style style:name="P643" style:parent-style-name="Standard" style:family="paragraph">
      <style:text-properties style:font-name="Liberation Sans"/>
    </style:style>
    <style:style style:name="P644" style:parent-style-name="Standard" style:family="paragraph">
      <style:text-properties style:font-name="Liberation Sans" fo:font-weight="bold" style:font-weight-asian="bold" style:font-weight-complex="bold"/>
    </style:style>
    <style:style style:name="TableColumn646" style:family="table-column">
      <style:table-column-properties style:column-width="1.6729in" style:use-optimal-column-width="false"/>
    </style:style>
    <style:style style:name="TableColumn647" style:family="table-column">
      <style:table-column-properties style:column-width="1.6736in" style:use-optimal-column-width="false"/>
    </style:style>
    <style:style style:name="TableColumn648" style:family="table-column">
      <style:table-column-properties style:column-width="1.6729in" style:use-optimal-column-width="false"/>
    </style:style>
    <style:style style:name="TableColumn649" style:family="table-column">
      <style:table-column-properties style:column-width="1.6736in" style:use-optimal-column-width="false"/>
    </style:style>
    <style:style style:name="Table645" style:family="table">
      <style:table-properties style:width="6.693in" fo:margin-left="0in" table:align="lef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text-properties style:font-name="Liberation Sans" fo:font-weight="bold" style:font-weight-asian="bold" style:font-weight-complex="bold"/>
    </style:style>
    <style:style style:name="TableCell65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style:font-name="Liberation Sans" fo:font-weight="bold" style:font-weight-asian="bold" style:font-weight-complex="bold"/>
    </style:style>
    <style:style style:name="TableCell65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Liberation Sans" fo:font-weight="bold" style:font-weight-asian="bold" style:font-weight-complex="bold"/>
    </style:style>
    <style:style style:name="TableCell6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style:font-name="Liberation Sans" fo:font-weight="bold" style:font-weight-asian="bold" style:font-weight-complex="bold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style:font-name="Liberation Sans"/>
    </style:style>
    <style:style style:name="TableCell6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style:font-name="Liberation Sans"/>
    </style:style>
    <style:style style:name="TableCell6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text-properties style:font-name="Liberation Sans" fo:language="it" fo:country="IT"/>
    </style:style>
    <style:style style:name="TableCell6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style:font-name="Liberation Sans" fo:language="it" fo:country="IT"/>
    </style:style>
    <style:style style:name="P668" style:parent-style-name="Standard" style:family="paragraph">
      <style:text-properties style:font-name="Liberation Sans"/>
    </style:style>
    <style:style style:name="T669" style:parent-style-name="Car.predefinitoparagrafo" style:family="text">
      <style:text-properties style:font-name="Liberation Sans"/>
    </style:style>
    <style:style style:name="T670" style:parent-style-name="Car.predefinitoparagrafo" style:family="text">
      <style:text-properties style:font-name="Liberation Sans" fo:language="it" fo:country="IT"/>
    </style:style>
    <style:style style:name="T671" style:parent-style-name="Car.predefinitoparagrafo" style:family="text">
      <style:text-properties style:font-name="Liberation Sans" fo:language="it" fo:country="IT"/>
    </style:style>
    <style:style style:name="T672" style:parent-style-name="Car.predefinitoparagrafo" style:family="text">
      <style:text-properties style:font-name="Liberation Sans"/>
    </style:style>
    <style:style style:name="T673" style:parent-style-name="Car.predefinitoparagrafo" style:family="text">
      <style:text-properties style:font-name="Liberation Sans" fo:language="it" fo:country="IT"/>
    </style:style>
    <style:style style:name="T674" style:parent-style-name="Car.predefinitoparagrafo" style:family="text">
      <style:text-properties style:font-name="Liberation Sans" fo:language="it" fo:country="IT"/>
    </style:style>
    <style:style style:name="T675" style:parent-style-name="Car.predefinitoparagrafo" style:family="text">
      <style:text-properties style:font-name="Liberation Sans"/>
    </style:style>
    <style:style style:name="T676" style:parent-style-name="Car.predefinitoparagrafo" style:family="text">
      <style:text-properties style:font-name="Liberation Sans" fo:language="it" fo:country="IT"/>
    </style:style>
    <style:style style:name="T677" style:parent-style-name="Car.predefinitoparagrafo" style:family="text">
      <style:text-properties style:font-name="Liberation Sans"/>
    </style:style>
    <style:style style:name="T678" style:parent-style-name="Car.predefinitoparagrafo" style:family="text">
      <style:text-properties style:font-name="Liberation Sans" fo:language="it" fo:country="IT"/>
    </style:style>
    <style:style style:name="P679" style:parent-style-name="Standard" style:family="paragraph">
      <style:text-properties style:font-name="Liberation Sans"/>
    </style:style>
    <style:style style:name="T680" style:parent-style-name="Car.predefinitoparagrafo" style:family="text">
      <style:text-properties style:font-name="Liberation Sans"/>
    </style:style>
    <style:style style:name="T681" style:parent-style-name="Car.predefinitoparagrafo" style:family="text">
      <style:text-properties style:font-name="Liberation Sans" fo:language="it" fo:country="IT"/>
    </style:style>
    <style:style style:name="T682" style:parent-style-name="Car.predefinitoparagrafo" style:family="text">
      <style:text-properties style:font-name="Liberation Sans"/>
    </style:style>
    <style:style style:name="P683" style:parent-style-name="Standard" style:family="paragraph">
      <style:text-properties style:font-name="Liberation Sans"/>
    </style:style>
    <style:style style:name="P684" style:parent-style-name="Standard" style:family="paragraph">
      <style:text-properties style:font-name="Liberation Sans" fo:font-weight="bold" style:font-weight-asian="bold" style:font-weight-complex="bold"/>
    </style:style>
    <style:style style:name="TableColumn686" style:family="table-column">
      <style:table-column-properties style:column-width="1.6729in" style:use-optimal-column-width="false"/>
    </style:style>
    <style:style style:name="TableColumn687" style:family="table-column">
      <style:table-column-properties style:column-width="1.6736in" style:use-optimal-column-width="false"/>
    </style:style>
    <style:style style:name="TableColumn688" style:family="table-column">
      <style:table-column-properties style:column-width="1.6729in" style:use-optimal-column-width="false"/>
    </style:style>
    <style:style style:name="TableColumn689" style:family="table-column">
      <style:table-column-properties style:column-width="1.6736in" style:use-optimal-column-width="false"/>
    </style:style>
    <style:style style:name="Table685" style:family="table">
      <style:table-properties style:width="6.693in" fo:margin-left="0in" table:align="left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text-properties style:font-name="Liberation Sans" fo:font-weight="bold" style:font-weight-asian="bold" style:font-weight-complex="bold"/>
    </style:style>
    <style:style style:name="TableCell69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4" style:parent-style-name="TableContents" style:family="paragraph">
      <style:text-properties style:font-name="Liberation Sans" fo:font-weight="bold" style:font-weight-asian="bold" style:font-weight-complex="bold"/>
    </style:style>
    <style:style style:name="TableCell69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Liberation Sans" fo:font-weight="bold" style:font-weight-asian="bold" style:font-weight-complex="bold"/>
    </style:style>
    <style:style style:name="TableCell6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style:font-name="Liberation Sans" fo:font-weight="bold" style:font-weight-asian="bold" style:font-weight-complex="bold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1" style:parent-style-name="TableContents" style:family="paragraph">
      <style:text-properties style:font-name="Liberation Sans"/>
    </style:style>
    <style:style style:name="TableCell70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3" style:parent-style-name="TableContents" style:family="paragraph">
      <style:text-properties style:font-name="Liberation Sans"/>
    </style:style>
    <style:style style:name="TableCell70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5" style:parent-style-name="TableContents" style:family="paragraph">
      <style:text-properties style:font-name="Liberation Sans"/>
    </style:style>
    <style:style style:name="TableCell7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7" style:parent-style-name="TableContents" style:family="paragraph">
      <style:text-properties style:font-name="Liberation Sans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0" style:parent-style-name="TableContents" style:family="paragraph">
      <style:text-properties style:font-name="Liberation Sans"/>
    </style:style>
    <style:style style:name="TableCell7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2" style:parent-style-name="TableContents" style:family="paragraph">
      <style:text-properties style:font-name="Liberation Sans"/>
    </style:style>
    <style:style style:name="TableCell7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4" style:parent-style-name="TableContents" style:family="paragraph">
      <style:text-properties style:font-name="Liberation Sans"/>
    </style:style>
    <style:style style:name="TableCell7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Liberation Sans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9" style:parent-style-name="TableContents" style:family="paragraph">
      <style:text-properties style:font-name="Liberation Sans"/>
    </style:style>
    <style:style style:name="TableCell72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1" style:parent-style-name="TableContents" style:family="paragraph">
      <style:text-properties style:font-name="Liberation Sans"/>
    </style:style>
    <style:style style:name="TableCell72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3" style:parent-style-name="TableContents" style:family="paragraph">
      <style:text-properties style:font-name="Liberation Sans"/>
    </style:style>
    <style:style style:name="TableCell7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25" style:parent-style-name="TableContents" style:family="paragraph">
      <style:text-properties style:font-name="Liberation Sans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Liberation Sans"/>
    </style:style>
    <style:style style:name="TableCell72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0" style:parent-style-name="TableContents" style:family="paragraph">
      <style:text-properties style:font-name="Liberation Sans"/>
    </style:style>
    <style:style style:name="TableCell73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2" style:parent-style-name="TableContents" style:family="paragraph">
      <style:text-properties style:font-name="Liberation Sans"/>
    </style:style>
    <style:style style:name="TableCell7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4" style:parent-style-name="TableContents" style:family="paragraph">
      <style:text-properties style:font-name="Liberation Sans"/>
    </style:style>
    <style:style style:name="P735" style:parent-style-name="Standard" style:family="paragraph">
      <style:text-properties style:font-name="Liberation Sans"/>
    </style:style>
    <style:style style:name="P736" style:parent-style-name="Standard" style:family="paragraph">
      <style:text-properties style:font-name="Liberation Sans" fo:font-weight="bold" style:font-weight-asian="bold" style:font-weight-complex="bold"/>
    </style:style>
    <style:style style:name="TableColumn738" style:family="table-column">
      <style:table-column-properties style:column-width="1.6729in" style:use-optimal-column-width="false"/>
    </style:style>
    <style:style style:name="TableColumn739" style:family="table-column">
      <style:table-column-properties style:column-width="1.6736in" style:use-optimal-column-width="false"/>
    </style:style>
    <style:style style:name="TableColumn740" style:family="table-column">
      <style:table-column-properties style:column-width="1.6729in" style:use-optimal-column-width="false"/>
    </style:style>
    <style:style style:name="TableColumn741" style:family="table-column">
      <style:table-column-properties style:column-width="1.6736in" style:use-optimal-column-width="false"/>
    </style:style>
    <style:style style:name="Table737" style:family="table">
      <style:table-properties style:width="6.693in" fo:margin-left="0in" table:align="lef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4" style:parent-style-name="TableContents" style:family="paragraph">
      <style:text-properties style:font-name="Liberation Sans" fo:font-weight="bold" style:font-weight-asian="bold" style:font-weight-complex="bold"/>
    </style:style>
    <style:style style:name="TableCell74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6" style:parent-style-name="TableContents" style:family="paragraph">
      <style:text-properties style:font-name="Liberation Sans" fo:font-weight="bold" style:font-weight-asian="bold" style:font-weight-complex="bold"/>
    </style:style>
    <style:style style:name="TableCell74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8" style:parent-style-name="TableContents" style:family="paragraph">
      <style:text-properties style:font-name="Liberation Sans" fo:font-weight="bold" style:font-weight-asian="bold" style:font-weight-complex="bold"/>
    </style:style>
    <style:style style:name="TableCell7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0" style:parent-style-name="TableContents" style:family="paragraph">
      <style:text-properties style:font-name="Liberation Sans" fo:font-weight="bold" style:font-weight-asian="bold" style:font-weight-complex="bold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Liberation Sans"/>
    </style:style>
    <style:style style:name="TableCell7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5" style:parent-style-name="TableContents" style:family="paragraph">
      <style:text-properties style:font-name="Liberation Sans"/>
    </style:style>
    <style:style style:name="TableCell7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757" style:parent-style-name="Car.predefinitoparagrafo" style:family="text">
      <style:text-properties style:font-name="Liberation Sans" fo:language="it" fo:country="IT"/>
    </style:style>
    <style:style style:name="TableCell7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759" style:parent-style-name="Car.predefinitoparagrafo" style:family="text">
      <style:text-properties style:font-name="Liberation Sans" fo:language="it" fo:country="IT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2" style:parent-style-name="TableContents" style:family="paragraph">
      <style:text-properties style:font-name="Liberation Sans"/>
    </style:style>
    <style:style style:name="TableCell7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Liberation Sans"/>
    </style:style>
    <style:style style:name="TableCell7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766" style:parent-style-name="Car.predefinitoparagrafo" style:family="text">
      <style:text-properties style:font-name="Liberation Sans" fo:language="it" fo:country="IT"/>
    </style:style>
    <style:style style:name="TableCell7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768" style:parent-style-name="Car.predefinitoparagrafo" style:family="text">
      <style:text-properties style:font-name="Liberation Sans" fo:language="it" fo:country="IT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1" style:parent-style-name="TableContents" style:family="paragraph">
      <style:text-properties style:font-name="Liberation Sans"/>
    </style:style>
    <style:style style:name="TableCell7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3" style:parent-style-name="TableContents" style:family="paragraph">
      <style:text-properties style:font-name="Liberation Sans"/>
    </style:style>
    <style:style style:name="TableCell7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775" style:parent-style-name="Car.predefinitoparagrafo" style:family="text">
      <style:text-properties style:font-name="Liberation Sans" fo:language="it" fo:country="IT"/>
    </style:style>
    <style:style style:name="TableCell7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777" style:parent-style-name="Car.predefinitoparagrafo" style:family="text">
      <style:text-properties style:font-name="Liberation Sans" fo:language="it" fo:country="IT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0" style:parent-style-name="TableContents" style:family="paragraph">
      <style:text-properties style:font-name="Liberation Sans"/>
    </style:style>
    <style:style style:name="TableCell7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style:font-name="Liberation Sans"/>
    </style:style>
    <style:style style:name="TableCell7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784" style:parent-style-name="Car.predefinitoparagrafo" style:family="text">
      <style:text-properties style:font-name="Liberation Sans" fo:language="it" fo:country="IT"/>
    </style:style>
    <style:style style:name="TableCell7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786" style:parent-style-name="Car.predefinitoparagrafo" style:family="text">
      <style:text-properties style:font-name="Liberation Sans" fo:language="it" fo:country="IT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text-properties style:font-name="Liberation Sans"/>
    </style:style>
    <style:style style:name="TableCell7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text-properties style:font-name="Liberation Sans"/>
    </style:style>
    <style:style style:name="TableCell7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793" style:parent-style-name="Car.predefinitoparagrafo" style:family="text">
      <style:text-properties style:font-name="Liberation Sans" fo:language="it" fo:country="IT"/>
    </style:style>
    <style:style style:name="TableCell7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795" style:parent-style-name="Car.predefinitoparagrafo" style:family="text">
      <style:text-properties style:font-name="Liberation Sans" fo:language="it" fo:country="IT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8" style:parent-style-name="TableContents" style:family="paragraph">
      <style:text-properties style:font-name="Liberation Sans"/>
    </style:style>
    <style:style style:name="TableCell7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0" style:parent-style-name="TableContents" style:family="paragraph">
      <style:text-properties style:font-name="Liberation Sans"/>
    </style:style>
    <style:style style:name="TableCell8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802" style:parent-style-name="Car.predefinitoparagrafo" style:family="text">
      <style:text-properties style:font-name="Liberation Sans" fo:language="it" fo:country="IT"/>
    </style:style>
    <style:style style:name="TableCell8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804" style:parent-style-name="Car.predefinitoparagrafo" style:family="text">
      <style:text-properties style:font-name="Liberation Sans" fo:language="it" fo:country="IT"/>
    </style:style>
    <style:style style:name="P805" style:parent-style-name="Standard" style:family="paragraph">
      <style:text-properties style:font-name="Liberation Sans"/>
    </style:style>
    <style:style style:name="T806" style:parent-style-name="Car.predefinitoparagrafo" style:family="text">
      <style:text-properties style:font-name="Liberation Sans"/>
    </style:style>
    <style:style style:name="T807" style:parent-style-name="Car.predefinitoparagrafo" style:family="text">
      <style:text-properties style:font-name="Liberation Sans" fo:language="it" fo:country="IT"/>
    </style:style>
    <style:style style:name="T808" style:parent-style-name="Car.predefinitoparagrafo" style:family="text">
      <style:text-properties style:font-name="Liberation Sans"/>
    </style:style>
    <style:style style:name="T809" style:parent-style-name="Car.predefinitoparagrafo" style:family="text">
      <style:text-properties style:font-name="Liberation Sans" fo:language="it" fo:country="IT"/>
    </style:style>
    <style:style style:name="T810" style:parent-style-name="Car.predefinitoparagrafo" style:family="text">
      <style:text-properties style:font-name="Liberation Sans"/>
    </style:style>
    <style:style style:name="T811" style:parent-style-name="Car.predefinitoparagrafo" style:family="text">
      <style:text-properties style:font-name="Liberation Sans" fo:language="it" fo:country="IT"/>
    </style:style>
    <style:style style:name="T812" style:parent-style-name="Car.predefinitoparagrafo" style:family="text">
      <style:text-properties style:font-name="Liberation Sans"/>
    </style:style>
    <style:style style:name="T813" style:parent-style-name="Car.predefinitoparagrafo" style:family="text">
      <style:text-properties style:font-name="Liberation Sans" fo:language="it" fo:country="IT"/>
    </style:style>
    <style:style style:name="T814" style:parent-style-name="Car.predefinitoparagrafo" style:family="text">
      <style:text-properties style:font-name="Liberation Sans" fo:language="it" fo:country="IT"/>
    </style:style>
    <style:style style:name="P815" style:parent-style-name="Standard" style:family="paragraph">
      <style:text-properties style:font-name="Liberation Sans"/>
    </style:style>
    <style:style style:name="P816" style:parent-style-name="Standard" style:family="paragraph">
      <style:text-properties style:font-name="Liberation Sans"/>
    </style:style>
    <style:style style:name="TableColumn818" style:family="table-column">
      <style:table-column-properties style:column-width="1.6729in" style:use-optimal-column-width="false"/>
    </style:style>
    <style:style style:name="TableColumn819" style:family="table-column">
      <style:table-column-properties style:column-width="1.6736in" style:use-optimal-column-width="false"/>
    </style:style>
    <style:style style:name="TableColumn820" style:family="table-column">
      <style:table-column-properties style:column-width="1.6729in" style:use-optimal-column-width="false"/>
    </style:style>
    <style:style style:name="TableColumn821" style:family="table-column">
      <style:table-column-properties style:column-width="1.6736in" style:use-optimal-column-width="false"/>
    </style:style>
    <style:style style:name="Table817" style:family="table">
      <style:table-properties style:width="6.693in" fo:margin-left="0in" table:align="left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text-properties style:font-name="Liberation Sans" fo:font-weight="bold" style:font-weight-asian="bold" style:font-weight-complex="bold"/>
    </style:style>
    <style:style style:name="TableCell82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text-properties style:font-name="Liberation Sans" fo:font-weight="bold" style:font-weight-asian="bold" style:font-weight-complex="bold"/>
    </style:style>
    <style:style style:name="TableCell82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8" style:parent-style-name="TableContents" style:family="paragraph">
      <style:text-properties style:font-name="Liberation Sans" fo:font-weight="bold" style:font-weight-asian="bold" style:font-weight-complex="bold"/>
    </style:style>
    <style:style style:name="TableCell8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30" style:parent-style-name="TableContents" style:family="paragraph">
      <style:text-properties style:font-name="Liberation Sans" fo:font-weight="bold" style:font-weight-asian="bold" style:font-weight-complex="bold"/>
    </style:style>
    <style:style style:name="TableRow831" style:family="table-row">
      <style:table-row-properties style:use-optimal-row-height="false"/>
    </style:style>
    <style:style style:name="TableCell8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text-properties style:font-name="Liberation Sans"/>
    </style:style>
    <style:style style:name="TableCell8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5" style:parent-style-name="TableContents" style:family="paragraph">
      <style:text-properties style:font-name="Liberation Sans"/>
    </style:style>
    <style:style style:name="TableCell8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7" style:parent-style-name="TableContents" style:family="paragraph">
      <style:text-properties style:font-name="Liberation Sans"/>
    </style:style>
    <style:style style:name="TableCell8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39" style:parent-style-name="TableContents" style:family="paragraph">
      <style:text-properties style:font-name="Liberation Sans"/>
    </style:style>
    <style:style style:name="TableRow840" style:family="table-row">
      <style:table-row-properties style:use-optimal-row-height="false"/>
    </style:style>
    <style:style style:name="TableCell8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2" style:parent-style-name="TableContents" style:family="paragraph">
      <style:text-properties style:font-name="Liberation Sans"/>
    </style:style>
    <style:style style:name="TableCell8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4" style:parent-style-name="TableContents" style:family="paragraph">
      <style:text-properties style:font-name="Liberation Sans"/>
    </style:style>
    <style:style style:name="TableCell8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6" style:parent-style-name="TableContents" style:family="paragraph">
      <style:text-properties style:font-name="Liberation Sans"/>
    </style:style>
    <style:style style:name="TableCell8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48" style:parent-style-name="TableContents" style:family="paragraph">
      <style:text-properties style:font-name="Liberation Sans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1" style:parent-style-name="TableContents" style:family="paragraph">
      <style:text-properties style:font-name="Liberation Sans"/>
    </style:style>
    <style:style style:name="TableCell8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3" style:parent-style-name="TableContents" style:family="paragraph">
      <style:text-properties style:font-name="Liberation Sans"/>
    </style:style>
    <style:style style:name="TableCell8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5" style:parent-style-name="TableContents" style:family="paragraph">
      <style:text-properties style:font-name="Liberation Sans"/>
    </style:style>
    <style:style style:name="TableCell8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57" style:parent-style-name="TableContents" style:family="paragraph">
      <style:text-properties style:font-name="Liberation Sans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0" style:parent-style-name="TableContents" style:family="paragraph">
      <style:text-properties style:font-name="Liberation Sans"/>
    </style:style>
    <style:style style:name="TableCell8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2" style:parent-style-name="TableContents" style:family="paragraph">
      <style:text-properties style:font-name="Liberation Sans"/>
    </style:style>
    <style:style style:name="TableCell8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4" style:parent-style-name="TableContents" style:family="paragraph">
      <style:text-properties style:font-name="Liberation Sans"/>
    </style:style>
    <style:style style:name="TableCell8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66" style:parent-style-name="TableContents" style:family="paragraph">
      <style:text-properties style:font-name="Liberation Sans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9" style:parent-style-name="TableContents" style:family="paragraph">
      <style:text-properties style:font-name="Liberation Sans"/>
    </style:style>
    <style:style style:name="TableCell8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1" style:parent-style-name="TableContents" style:family="paragraph">
      <style:text-properties style:font-name="Liberation Sans"/>
    </style:style>
    <style:style style:name="TableCell8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3" style:parent-style-name="TableContents" style:family="paragraph">
      <style:text-properties style:font-name="Liberation Sans"/>
    </style:style>
    <style:style style:name="TableCell8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75" style:parent-style-name="TableContents" style:family="paragraph">
      <style:text-properties style:font-name="Liberation Sans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8" style:parent-style-name="TableContents" style:family="paragraph">
      <style:text-properties style:font-name="Liberation Sans"/>
    </style:style>
    <style:style style:name="TableCell8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0" style:parent-style-name="TableContents" style:family="paragraph">
      <style:text-properties style:font-name="Liberation Sans"/>
    </style:style>
    <style:style style:name="TableCell8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2" style:parent-style-name="TableContents" style:family="paragraph">
      <style:text-properties style:font-name="Liberation Sans"/>
    </style:style>
    <style:style style:name="TableCell8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84" style:parent-style-name="TableContents" style:family="paragraph">
      <style:text-properties style:font-name="Liberation Sans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7" style:parent-style-name="TableContents" style:family="paragraph">
      <style:text-properties style:font-name="Liberation Sans"/>
    </style:style>
    <style:style style:name="TableCell8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9" style:parent-style-name="TableContents" style:family="paragraph">
      <style:text-properties style:font-name="Liberation Sans"/>
    </style:style>
    <style:style style:name="TableCell8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1" style:parent-style-name="TableContents" style:family="paragraph">
      <style:text-properties style:font-name="Liberation Sans"/>
    </style:style>
    <style:style style:name="TableCell8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93" style:parent-style-name="TableContents" style:family="paragraph">
      <style:text-properties style:font-name="Liberation Sans"/>
    </style:style>
    <style:style style:name="TableRow894" style:family="table-row">
      <style:table-row-properties style:use-optimal-row-height="false"/>
    </style:style>
    <style:style style:name="TableCell8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6" style:parent-style-name="TableContents" style:family="paragraph">
      <style:text-properties style:font-name="Liberation Sans"/>
    </style:style>
    <style:style style:name="TableCell8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8" style:parent-style-name="TableContents" style:family="paragraph">
      <style:text-properties style:font-name="Liberation Sans"/>
    </style:style>
    <style:style style:name="TableCell8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0" style:parent-style-name="TableContents" style:family="paragraph">
      <style:text-properties style:font-name="Liberation Sans"/>
    </style:style>
    <style:style style:name="TableCell9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02" style:parent-style-name="TableContents" style:family="paragraph">
      <style:text-properties style:font-name="Liberation Sans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5" style:parent-style-name="TableContents" style:family="paragraph">
      <style:text-properties style:font-name="Liberation Sans"/>
    </style:style>
    <style:style style:name="TableCell9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7" style:parent-style-name="TableContents" style:family="paragraph">
      <style:text-properties style:font-name="Liberation Sans"/>
    </style:style>
    <style:style style:name="TableCell9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9" style:parent-style-name="TableContents" style:family="paragraph">
      <style:text-properties style:font-name="Liberation Sans"/>
    </style:style>
    <style:style style:name="TableCell9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11" style:parent-style-name="TableContents" style:family="paragraph">
      <style:text-properties style:font-name="Liberation Sans"/>
    </style:style>
    <style:style style:name="TableRow912" style:family="table-row">
      <style:table-row-properties style:use-optimal-row-height="false"/>
    </style:style>
    <style:style style:name="TableCell9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4" style:parent-style-name="TableContents" style:family="paragraph">
      <style:text-properties style:font-name="Liberation Sans"/>
    </style:style>
    <style:style style:name="TableCell9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6" style:parent-style-name="TableContents" style:family="paragraph">
      <style:text-properties style:font-name="Liberation Sans"/>
    </style:style>
    <style:style style:name="TableCell9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8" style:parent-style-name="TableContents" style:family="paragraph">
      <style:text-properties style:font-name="Liberation Sans"/>
    </style:style>
    <style:style style:name="TableCell9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20" style:parent-style-name="TableContents" style:family="paragraph">
      <style:text-properties style:font-name="Liberation Sans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3" style:parent-style-name="TableContents" style:family="paragraph">
      <style:text-properties style:font-name="Liberation Sans"/>
    </style:style>
    <style:style style:name="TableCell9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text-properties style:font-name="Liberation Sans"/>
    </style:style>
    <style:style style:name="TableCell9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7" style:parent-style-name="TableContents" style:family="paragraph">
      <style:text-properties style:font-name="Liberation Sans"/>
    </style:style>
    <style:style style:name="TableCell9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29" style:parent-style-name="TableContents" style:family="paragraph">
      <style:text-properties style:font-name="Liberation Sans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2" style:parent-style-name="TableContents" style:family="paragraph">
      <style:text-properties style:font-name="Liberation Sans"/>
    </style:style>
    <style:style style:name="TableCell9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4" style:parent-style-name="TableContents" style:family="paragraph">
      <style:text-properties style:font-name="Liberation Sans"/>
    </style:style>
    <style:style style:name="TableCell9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6" style:parent-style-name="TableContents" style:family="paragraph">
      <style:text-properties style:font-name="Liberation Sans"/>
    </style:style>
    <style:style style:name="TableCell9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38" style:parent-style-name="TableContents" style:family="paragraph">
      <style:text-properties style:font-name="Liberation Sans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1" style:parent-style-name="TableContents" style:family="paragraph">
      <style:text-properties style:font-name="Liberation Sans"/>
    </style:style>
    <style:style style:name="TableCell9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3" style:parent-style-name="TableContents" style:family="paragraph">
      <style:text-properties style:font-name="Liberation Sans"/>
    </style:style>
    <style:style style:name="TableCell9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5" style:parent-style-name="TableContents" style:family="paragraph">
      <style:text-properties style:font-name="Liberation Sans"/>
    </style:style>
    <style:style style:name="TableCell9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47" style:parent-style-name="TableContents" style:family="paragraph">
      <style:text-properties style:font-name="Liberation Sans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0" style:parent-style-name="TableContents" style:family="paragraph">
      <style:text-properties style:font-name="Liberation Sans"/>
    </style:style>
    <style:style style:name="TableCell9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2" style:parent-style-name="TableContents" style:family="paragraph">
      <style:text-properties style:font-name="Liberation Sans"/>
    </style:style>
    <style:style style:name="TableCell9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4" style:parent-style-name="TableContents" style:family="paragraph">
      <style:text-properties style:font-name="Liberation Sans"/>
    </style:style>
    <style:style style:name="TableCell9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56" style:parent-style-name="TableContents" style:family="paragraph">
      <style:text-properties style:font-name="Liberation Sans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9" style:parent-style-name="TableContents" style:family="paragraph">
      <style:text-properties style:font-name="Liberation Sans"/>
    </style:style>
    <style:style style:name="TableCell9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1" style:parent-style-name="TableContents" style:family="paragraph">
      <style:text-properties style:font-name="Liberation Sans"/>
    </style:style>
    <style:style style:name="TableCell9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3" style:parent-style-name="TableContents" style:family="paragraph">
      <style:text-properties style:font-name="Liberation Sans"/>
    </style:style>
    <style:style style:name="TableCell9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65" style:parent-style-name="TableContents" style:family="paragraph">
      <style:text-properties style:font-name="Liberation Sans"/>
    </style:style>
    <style:style style:name="TableRow966" style:family="table-row">
      <style:table-row-properties style:use-optimal-row-height="false"/>
    </style:style>
    <style:style style:name="TableCell9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8" style:parent-style-name="TableContents" style:family="paragraph">
      <style:text-properties style:font-name="Liberation Sans"/>
    </style:style>
    <style:style style:name="TableCell9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0" style:parent-style-name="TableContents" style:family="paragraph">
      <style:text-properties style:font-name="Liberation Sans"/>
    </style:style>
    <style:style style:name="TableCell9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2" style:parent-style-name="TableContents" style:family="paragraph">
      <style:text-properties style:font-name="Liberation Sans"/>
    </style:style>
    <style:style style:name="TableCell9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74" style:parent-style-name="TableContents" style:family="paragraph">
      <style:text-properties style:font-name="Liberation Sans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7" style:parent-style-name="TableContents" style:family="paragraph">
      <style:text-properties style:font-name="Liberation Sans"/>
    </style:style>
    <style:style style:name="TableCell9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9" style:parent-style-name="TableContents" style:family="paragraph">
      <style:text-properties style:font-name="Liberation Sans"/>
    </style:style>
    <style:style style:name="TableCell9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1" style:parent-style-name="TableContents" style:family="paragraph">
      <style:text-properties style:font-name="Liberation Sans"/>
    </style:style>
    <style:style style:name="TableCell9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83" style:parent-style-name="TableContents" style:family="paragraph">
      <style:text-properties style:font-name="Liberation Sans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6" style:parent-style-name="TableContents" style:family="paragraph">
      <style:text-properties style:font-name="Liberation Sans"/>
    </style:style>
    <style:style style:name="TableCell9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8" style:parent-style-name="TableContents" style:family="paragraph">
      <style:text-properties style:font-name="Liberation Sans"/>
    </style:style>
    <style:style style:name="TableCell9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0" style:parent-style-name="TableContents" style:family="paragraph">
      <style:text-properties style:font-name="Liberation Sans"/>
    </style:style>
    <style:style style:name="TableCell9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92" style:parent-style-name="TableContents" style:family="paragraph">
      <style:text-properties style:font-name="Liberation Sans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5" style:parent-style-name="TableContents" style:family="paragraph">
      <style:text-properties style:font-name="Liberation Sans"/>
    </style:style>
    <style:style style:name="TableCell9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7" style:parent-style-name="TableContents" style:family="paragraph">
      <style:text-properties style:font-name="Liberation Sans"/>
    </style:style>
    <style:style style:name="TableCell9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9" style:parent-style-name="TableContents" style:family="paragraph">
      <style:text-properties style:font-name="Liberation Sans"/>
    </style:style>
    <style:style style:name="TableCell10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01" style:parent-style-name="TableContents" style:family="paragraph">
      <style:text-properties style:font-name="Liberation Sans"/>
    </style:style>
    <style:style style:name="P1002" style:parent-style-name="Standard" style:family="paragraph">
      <style:text-properties style:font-name="Liberation Sans"/>
    </style:style>
  </office:automatic-styles>
  <office:body>
    <office:text text:use-soft-page-breaks="true">
      <text:p text:style-name="P1">Carico applicativo</text:p>
      <text:p text:style-name="P2">Tavola dei volumi</text:p>
      <text:p text:style-name="P3">Il database dovrà gestire un campionato composto di circa 16 gare e 60 autovetture.</text:p>
      <text:p text:style-name="P4">Un circuito ospita in media 2 gare e ad ogni gara partecipa in media il 95% delle vetture iscritte al campionato.</text:p>
      <text:p text:style-name="P5">Ogni scuderia prepara circa 3 auto in vista del campionato.</text:p>
      <text:p text:style-name="P6">Ciascun autovettura è guidata da un equipaggio composto in media da 3 piloti.</text:p>
      <text:p text:style-name="P7">Il corpo piloti è composto per il 75% di piloti «PRO» e per il restante 25% di piloti «AM»; tra i piloti «AM», il 40% sono Gentleman Driver.</text:p>
      <text:p text:style-name="P8">In media una macchina si compone di 2,5 componenti.</text:p>
      <text:p text:style-name="P9">Le tipologie di componenti sono in media così suddivisi:</text:p>
      <text:list text:style-name="LFO1" text:continue-numbering="true">
        <text:list-item>
          <text:p text:style-name="P10">40% sono motori;</text:p>
        </text:list-item>
        <text:list-item>
          <text:p text:style-name="P11">40% sono telai;</text:p>
        </text:list-item>
        <text:list-item>
          <text:p text:style-name="P12">Il restante 20% fanno parte del cambi.</text:p>
        </text:list-item>
      </text:list>
      <text:p text:style-name="P13">Nell’ambito di un campionato, ciascun costruttore produce in media 3 componenti.</text:p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Costrutto</text:p>
          </table:table-cell>
          <table:table-cell table:style-name="TableCell22">
            <text:p text:style-name="P23">Tipo</text:p>
          </table:table-cell>
          <table:table-cell table:style-name="TableCell24">
            <text:p text:style-name="P25">Volume</text:p>
          </table:table-cell>
        </table:table-row>
        <table:table-row table:style-name="TableRow26">
          <table:table-cell table:style-name="TableCell27">
            <text:p text:style-name="P28">Circuito</text:p>
          </table:table-cell>
          <table:table-cell table:style-name="TableCell29">
            <text:p text:style-name="P30">E</text:p>
          </table:table-cell>
          <table:table-cell table:style-name="TableCell31">
            <text:p text:style-name="P32">8</text:p>
          </table:table-cell>
        </table:table-row>
        <table:table-row table:style-name="TableRow33">
          <table:table-cell table:style-name="TableCell34">
            <text:p text:style-name="P35">Gara</text:p>
          </table:table-cell>
          <table:table-cell table:style-name="TableCell36">
            <text:p text:style-name="P37">E</text:p>
          </table:table-cell>
          <table:table-cell table:style-name="TableCell38">
            <text:p text:style-name="P39">16</text:p>
          </table:table-cell>
        </table:table-row>
        <table:table-row table:style-name="TableRow40">
          <table:table-cell table:style-name="TableCell41">
            <text:p text:style-name="P42">Vettura</text:p>
          </table:table-cell>
          <table:table-cell table:style-name="TableCell43">
            <text:p text:style-name="P44">E</text:p>
          </table:table-cell>
          <table:table-cell table:style-name="TableCell45">
            <text:p text:style-name="P46">60</text:p>
          </table:table-cell>
        </table:table-row>
        <table:table-row table:style-name="TableRow47">
          <table:table-cell table:style-name="TableCell48">
            <text:p text:style-name="P49">Componente</text:p>
          </table:table-cell>
          <table:table-cell table:style-name="TableCell50">
            <text:p text:style-name="P51">E</text:p>
          </table:table-cell>
          <table:table-cell table:style-name="TableCell52">
            <text:p text:style-name="P53">150</text:p>
          </table:table-cell>
        </table:table-row>
        <table:table-row table:style-name="TableRow54">
          <table:table-cell table:style-name="TableCell55">
            <text:p text:style-name="P56">Telaio</text:p>
          </table:table-cell>
          <table:table-cell table:style-name="TableCell57">
            <text:p text:style-name="P58">SE</text:p>
          </table:table-cell>
          <table:table-cell table:style-name="TableCell59">
            <text:p text:style-name="P60">60</text:p>
          </table:table-cell>
        </table:table-row>
        <table:table-row table:style-name="TableRow61">
          <table:table-cell table:style-name="TableCell62">
            <text:p text:style-name="P63">Cambio</text:p>
          </table:table-cell>
          <table:table-cell table:style-name="TableCell64">
            <text:p text:style-name="P65">SE</text:p>
          </table:table-cell>
          <table:table-cell table:style-name="TableCell66">
            <text:p text:style-name="P67">30</text:p>
          </table:table-cell>
        </table:table-row>
        <table:table-row table:style-name="TableRow68">
          <table:table-cell table:style-name="TableCell69">
            <text:p text:style-name="P70">Motore</text:p>
          </table:table-cell>
          <table:table-cell table:style-name="TableCell71">
            <text:p text:style-name="P72">SE</text:p>
          </table:table-cell>
          <table:table-cell table:style-name="TableCell73">
            <text:p text:style-name="P74">60</text:p>
          </table:table-cell>
        </table:table-row>
        <table:table-row table:style-name="TableRow75">
          <table:table-cell table:style-name="TableCell76">
            <text:p text:style-name="P77">Costruttore</text:p>
          </table:table-cell>
          <table:table-cell table:style-name="TableCell78">
            <text:p text:style-name="P79">E</text:p>
          </table:table-cell>
          <table:table-cell table:style-name="TableCell80">
            <text:p text:style-name="P81">50</text:p>
          </table:table-cell>
        </table:table-row>
        <table:table-row table:style-name="TableRow82">
          <table:table-cell table:style-name="TableCell83">
            <text:p text:style-name="P84">Pilota</text:p>
          </table:table-cell>
          <table:table-cell table:style-name="TableCell85">
            <text:p text:style-name="P86">E</text:p>
          </table:table-cell>
          <table:table-cell table:style-name="TableCell87">
            <text:p text:style-name="P88">180</text:p>
          </table:table-cell>
        </table:table-row>
        <table:table-row table:style-name="TableRow89">
          <table:table-cell table:style-name="TableCell90">
            <text:p text:style-name="P91">PRO</text:p>
          </table:table-cell>
          <table:table-cell table:style-name="TableCell92">
            <text:p text:style-name="P93">SE</text:p>
          </table:table-cell>
          <table:table-cell table:style-name="TableCell94">
            <text:p text:style-name="P95">135</text:p>
          </table:table-cell>
        </table:table-row>
        <table:table-row table:style-name="TableRow96">
          <table:table-cell table:style-name="TableCell97">
            <text:p text:style-name="P98">AM</text:p>
          </table:table-cell>
          <table:table-cell table:style-name="TableCell99">
            <text:p text:style-name="P100">SE</text:p>
          </table:table-cell>
          <table:table-cell table:style-name="TableCell101">
            <text:p text:style-name="P102">45</text:p>
          </table:table-cell>
        </table:table-row>
        <table:table-row table:style-name="TableRow103">
          <table:table-cell table:style-name="TableCell104">
            <text:p text:style-name="P105">Gentleman Driver</text:p>
          </table:table-cell>
          <table:table-cell table:style-name="TableCell106">
            <text:p text:style-name="P107">SE</text:p>
          </table:table-cell>
          <table:table-cell table:style-name="TableCell108">
            <text:p text:style-name="P109">18</text:p>
          </table:table-cell>
        </table:table-row>
        <table:table-row table:style-name="TableRow110">
          <table:table-cell table:style-name="TableCell111">
            <text:p text:style-name="P112">Scuderia</text:p>
          </table:table-cell>
          <table:table-cell table:style-name="TableCell113">
            <text:p text:style-name="P114">E</text:p>
          </table:table-cell>
          <table:table-cell table:style-name="TableCell115">
            <text:p text:style-name="P116">20</text:p>
          </table:table-cell>
        </table:table-row>
        <table:table-row table:style-name="TableRow117">
          <table:table-cell table:style-name="TableCell118">
            <text:p text:style-name="P119">Coinvolgimento</text:p>
          </table:table-cell>
          <table:table-cell table:style-name="TableCell120">
            <text:p text:style-name="P121">R</text:p>
          </table:table-cell>
          <table:table-cell table:style-name="TableCell122">
            <text:p text:style-name="P123">16</text:p>
          </table:table-cell>
        </table:table-row>
        <table:table-row table:style-name="TableRow124">
          <table:table-cell table:style-name="TableCell125">
            <text:p text:style-name="P126">Iscrizione</text:p>
          </table:table-cell>
          <table:table-cell table:style-name="TableCell127">
            <text:p text:style-name="P128">R</text:p>
          </table:table-cell>
          <table:table-cell table:style-name="TableCell129">
            <text:p text:style-name="P130">912</text:p>
          </table:table-cell>
        </table:table-row>
        <table:table-row table:style-name="TableRow131">
          <table:table-cell table:style-name="TableCell132">
            <text:p text:style-name="P133">Guida</text:p>
          </table:table-cell>
          <table:table-cell table:style-name="TableCell134">
            <text:p text:style-name="P135">R</text:p>
          </table:table-cell>
          <table:table-cell table:style-name="TableCell136">
            <text:p text:style-name="P137">180</text:p>
          </table:table-cell>
        </table:table-row>
        <table:table-row table:style-name="TableRow138">
          <table:table-cell table:style-name="TableCell139">
            <text:p text:style-name="P140">Preparazione</text:p>
          </table:table-cell>
          <table:table-cell table:style-name="TableCell141">
            <text:p text:style-name="P142">R</text:p>
          </table:table-cell>
          <table:table-cell table:style-name="TableCell143">
            <text:p text:style-name="P144">60</text:p>
          </table:table-cell>
        </table:table-row>
        <table:table-row table:style-name="TableRow145">
          <table:table-cell table:style-name="TableCell146">
            <text:p text:style-name="P147">Composizione</text:p>
          </table:table-cell>
          <table:table-cell table:style-name="TableCell148">
            <text:p text:style-name="P149">R</text:p>
          </table:table-cell>
          <table:table-cell table:style-name="TableCell150">
            <text:p text:style-name="P151">150</text:p>
          </table:table-cell>
        </table:table-row>
        <table:table-row table:style-name="TableRow152">
          <table:table-cell table:style-name="TableCell153">
            <text:p text:style-name="P154">Produzione</text:p>
          </table:table-cell>
          <table:table-cell table:style-name="TableCell155">
            <text:p text:style-name="P156">R</text:p>
          </table:table-cell>
          <table:table-cell table:style-name="TableCell157">
            <text:p text:style-name="P158">150</text:p>
          </table:table-cell>
        </table:table-row>
      </table:table>
      <text:p text:style-name="P159"/>
      <text:p text:style-name="P160">//Commento sull’ambiguità della n/m di composizione, assumiamo siano almeno 150 istanze dati i 150 componenti.</text:p>
      <text:p text:style-name="P161"/>
      <text:p text:style-name="P162"/>
      <text:p text:style-name="P163"/>
      <text:p text:style-name="P164"/>
      <text:soft-page-break/>
      <text:p text:style-name="P165">Tavola delle operazioni</text:p>
      <text:p text:style-name="P166">Le 4 operazioni più frequenti delle 20 totali da eseguire sul database sono:</text:p>
      <text:list text:style-name="LFO2" text:continue-numbering="true">
        <text:list-item>
          <text:p text:style-name="P167">OP1: Inserimento dei dati di un'autovettura, compresi i componenti di cui è composta</text:p>
        </text:list-item>
        <text:list-item>
          <text:p text:style-name="P168">OP2: Stampa mensile dei costruttori, compreso il numero dei componenti forniti</text:p>
        </text:list-item>
        <text:list-item>
          <text:p text:style-name="P169">OP3: Registrazione di un finanziamento per una scuderia</text:p>
        </text:list-item>
        <text:list-item>
          <text:p text:style-name="P170">OP4: Stampa annuale delle scuderie che hanno partecipato al campionato compreso il numero di finanziamenti.</text:p>
        </text:list-item>
      </text:list>
      <text:p text:style-name="P171">//Modifica: eliminazione ridondanze di punti e #piloti in vettura, dato che non aggiungono nulla al calcolo delle operazioni più frequenti</text:p>
      <table:table table:style-name="Table172">
        <table:table-columns>
          <table:table-column table:style-name="TableColumn173"/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Operazione</text:p>
          </table:table-cell>
          <table:table-cell table:style-name="TableCell179">
            <text:p text:style-name="P180">Tipo</text:p>
          </table:table-cell>
          <table:table-cell table:style-name="TableCell181">
            <text:p text:style-name="P182">Frequenza</text:p>
          </table:table-cell>
        </table:table-row>
        <table:table-row table:style-name="TableRow183">
          <table:table-cell table:style-name="TableCell184">
            <text:p text:style-name="P185">OP1</text:p>
          </table:table-cell>
          <table:table-cell table:style-name="TableCell186">
            <text:p text:style-name="P187">I</text:p>
          </table:table-cell>
          <table:table-cell table:style-name="TableCell188">
            <text:p text:style-name="TableContents"><text:span text:style-name="T189">60/anno</text:span></text:p>
          </table:table-cell>
        </table:table-row>
        <table:table-row table:style-name="TableRow190">
          <table:table-cell table:style-name="TableCell191">
            <text:p text:style-name="P192">OP2</text:p>
          </table:table-cell>
          <table:table-cell table:style-name="TableCell193">
            <text:p text:style-name="P194">B</text:p>
          </table:table-cell>
          <table:table-cell table:style-name="TableCell195">
            <text:p text:style-name="P196">1/mese -&gt; 12/anno</text:p>
          </table:table-cell>
        </table:table-row>
        <table:table-row table:style-name="TableRow197">
          <table:table-cell table:style-name="TableCell198">
            <text:p text:style-name="P199">OP3</text:p>
          </table:table-cell>
          <table:table-cell table:style-name="TableCell200">
            <text:p text:style-name="P201">I</text:p>
          </table:table-cell>
          <table:table-cell table:style-name="TableCell202">
            <text:p text:style-name="P203">18/anno</text:p>
          </table:table-cell>
        </table:table-row>
        <table:table-row table:style-name="TableRow204">
          <table:table-cell table:style-name="TableCell205">
            <text:p text:style-name="P206">OP4</text:p>
          </table:table-cell>
          <table:table-cell table:style-name="TableCell207">
            <text:p text:style-name="P208">B</text:p>
          </table:table-cell>
          <table:table-cell table:style-name="TableCell209">
            <text:p text:style-name="P210">1/anno</text:p>
          </table:table-cell>
        </table:table-row>
      </table:table>
      <text:p text:style-name="Standard"><text:span text:style-name="T211">//Dato che OP1 e OP2 prendono in considerazione aree dello schema ER che le OP3 e OP4 non prendono in considerazione, le considereremo insieme tra di loro verificando solo la ridondanza di #componenti, lo stesso vale per OP3 e OP4 con #finanziamenti</text:span></text:p>
      <text:p text:style-name="P212">Tavole degli accessi</text:p>
      <text:p text:style-name="Standard"><text:span text:style-name="T213">Scenario 1 (</text:span><text:span text:style-name="T214">Ridondanza di #componenti</text:span><text:span text:style-name="T215">)</text:span></text:p>
      <text:p text:style-name="Standard"><text:span text:style-name="T216">//Data la cardinalità tra vettura e gara di (1,n), una autovettura deve essere iscritta ad almeno una gara, stessa cosa per i piloti</text:span></text:p>
      <text:p text:style-name="P217">OP1:</text:p>
      <table:table table:style-name="Table218">
        <table:table-columns>
          <table:table-column table:style-name="TableColumn219"/>
          <table:table-column table:style-name="TableColumn220"/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<text:bookmark-start text:name="_Hlk152407864"/>Concetto</text:p>
          </table:table-cell>
          <table:table-cell table:style-name="TableCell226">
            <text:p text:style-name="P227">Tipo di costrutto</text:p>
          </table:table-cell>
          <table:table-cell table:style-name="TableCell228">
            <text:p text:style-name="P229">Numero di accessi</text:p>
          </table:table-cell>
          <table:table-cell table:style-name="TableCell230">
            <text:p text:style-name="P231">Tipo di accesso</text:p>
          </table:table-cell>
        </table:table-row>
        <table:table-row table:style-name="TableRow232">
          <table:table-cell table:style-name="TableCell233">
            <text:p text:style-name="P234">Vettura</text:p>
          </table:table-cell>
          <table:table-cell table:style-name="TableCell235">
            <text:p text:style-name="P236">E</text:p>
          </table:table-cell>
          <table:table-cell table:style-name="TableCell237">
            <text:p text:style-name="P238">1</text:p>
          </table:table-cell>
          <table:table-cell table:style-name="TableCell239">
            <text:p text:style-name="P240">S</text:p>
          </table:table-cell>
        </table:table-row>
        <table:table-row table:style-name="TableRow241">
          <table:table-cell table:style-name="TableCell242">
            <text:p text:style-name="P243">Componente</text:p>
          </table:table-cell>
          <table:table-cell table:style-name="TableCell244">
            <text:p text:style-name="P245">E</text:p>
          </table:table-cell>
          <table:table-cell table:style-name="TableCell246">
            <text:p text:style-name="P247">2,5</text:p>
          </table:table-cell>
          <table:table-cell table:style-name="TableCell248">
            <text:p text:style-name="P249">S</text:p>
          </table:table-cell>
        </table:table-row>
        <table:table-row table:style-name="TableRow250">
          <table:table-cell table:style-name="TableCell251">
            <text:p text:style-name="P252">Telaio</text:p>
          </table:table-cell>
          <table:table-cell table:style-name="TableCell253">
            <text:p text:style-name="P254">SE</text:p>
          </table:table-cell>
          <table:table-cell table:style-name="TableCell255">
            <text:p text:style-name="P256">1</text:p>
          </table:table-cell>
          <table:table-cell table:style-name="TableCell257">
            <text:p text:style-name="P258">S</text:p>
          </table:table-cell>
        </table:table-row>
        <table:table-row table:style-name="TableRow259">
          <table:table-cell table:style-name="TableCell260">
            <text:p text:style-name="P261">Cambio</text:p>
          </table:table-cell>
          <table:table-cell table:style-name="TableCell262">
            <text:p text:style-name="P263">SE</text:p>
          </table:table-cell>
          <table:table-cell table:style-name="TableCell264">
            <text:p text:style-name="P265">0,5</text:p>
          </table:table-cell>
          <table:table-cell table:style-name="TableCell266">
            <text:p text:style-name="P267">S</text:p>
          </table:table-cell>
        </table:table-row>
        <table:table-row table:style-name="TableRow268">
          <table:table-cell table:style-name="TableCell269">
            <text:p text:style-name="P270">Motore</text:p>
          </table:table-cell>
          <table:table-cell table:style-name="TableCell271">
            <text:p text:style-name="P272">SE</text:p>
          </table:table-cell>
          <table:table-cell table:style-name="TableCell273">
            <text:p text:style-name="P274">1</text:p>
          </table:table-cell>
          <table:table-cell table:style-name="TableCell275">
            <text:p text:style-name="P276">S</text:p>
          </table:table-cell>
        </table:table-row>
        <table:table-row table:style-name="TableRow277">
          <table:table-cell table:style-name="TableCell278">
            <text:p text:style-name="P279">Costruttore</text:p>
          </table:table-cell>
          <table:table-cell table:style-name="TableCell280">
            <text:p text:style-name="P281">E</text:p>
          </table:table-cell>
          <table:table-cell table:style-name="TableCell282">
            <text:p text:style-name="P283">2,5</text:p>
          </table:table-cell>
          <table:table-cell table:style-name="TableCell284">
            <text:p text:style-name="P285">S</text:p>
          </table:table-cell>
        </table:table-row>
        <table:table-row table:style-name="TableRow286">
          <table:table-cell table:style-name="TableCell287">
            <text:p text:style-name="P288">Iscrizione</text:p>
          </table:table-cell>
          <table:table-cell table:style-name="TableCell289">
            <text:p text:style-name="P290">R</text:p>
          </table:table-cell>
          <table:table-cell table:style-name="TableCell291">
            <text:p text:style-name="P292">1</text:p>
          </table:table-cell>
          <table:table-cell table:style-name="TableCell293">
            <text:p text:style-name="P294">S</text:p>
          </table:table-cell>
        </table:table-row>
        <table:table-row table:style-name="TableRow295">
          <table:table-cell table:style-name="TableCell296">
            <text:p text:style-name="P297">Guida</text:p>
          </table:table-cell>
          <table:table-cell table:style-name="TableCell298">
            <text:p text:style-name="P299">R</text:p>
          </table:table-cell>
          <table:table-cell table:style-name="TableCell300">
            <text:p text:style-name="P301">1</text:p>
          </table:table-cell>
          <table:table-cell table:style-name="TableCell302">
            <text:p text:style-name="P303">S</text:p>
          </table:table-cell>
        </table:table-row>
        <table:table-row table:style-name="TableRow304">
          <table:table-cell table:style-name="TableCell305">
            <text:p text:style-name="P306">Preparazione</text:p>
          </table:table-cell>
          <table:table-cell table:style-name="TableCell307">
            <text:p text:style-name="P308">R</text:p>
          </table:table-cell>
          <table:table-cell table:style-name="TableCell309">
            <text:p text:style-name="P310">1</text:p>
          </table:table-cell>
          <table:table-cell table:style-name="TableCell311">
            <text:p text:style-name="P312">S</text:p>
          </table:table-cell>
        </table:table-row>
        <table:table-row table:style-name="TableRow313">
          <table:table-cell table:style-name="TableCell314">
            <text:p text:style-name="P315">Composizione</text:p>
          </table:table-cell>
          <table:table-cell table:style-name="TableCell316">
            <text:p text:style-name="P317">R</text:p>
          </table:table-cell>
          <table:table-cell table:style-name="TableCell318">
            <text:p text:style-name="P319">2,5</text:p>
          </table:table-cell>
          <table:table-cell table:style-name="TableCell320">
            <text:p text:style-name="P321">S</text:p>
          </table:table-cell>
        </table:table-row>
        <table:table-row table:style-name="TableRow322">
          <table:table-cell table:style-name="TableCell323">
            <text:p text:style-name="P324">Produzione</text:p>
          </table:table-cell>
          <table:table-cell table:style-name="TableCell325">
            <text:p text:style-name="P326">R</text:p>
          </table:table-cell>
          <table:table-cell table:style-name="TableCell327">
            <text:p text:style-name="P328">2,5</text:p>
          </table:table-cell>
          <table:table-cell table:style-name="TableCell329">
            <text:p text:style-name="P330">S</text:p>
          </table:table-cell>
        </table:table-row>
        <table:table-row table:style-name="TableRow331">
          <table:table-cell table:style-name="TableCell332">
            <text:p text:style-name="P333">Produzione</text:p>
          </table:table-cell>
          <table:table-cell table:style-name="TableCell334">
            <text:p text:style-name="P335">R</text:p>
          </table:table-cell>
          <table:table-cell table:style-name="TableCell336">
            <text:p text:style-name="TableContents"><text:span text:style-name="T337">2,5</text:span></text:p>
          </table:table-cell>
          <table:table-cell table:style-name="TableCell338">
            <text:p text:style-name="P339">L</text:p>
          </table:table-cell>
        </table:table-row>
        <table:table-row table:style-name="TableRow340"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</table:table>
      <text:p text:style-name="P349"><text:bookmark-end text:name="_Hlk152407864"/></text:p>
      <text:p text:style-name="P350">OP2:</text:p>
      <table:table table:style-name="Table351">
        <table:table-columns>
          <table:table-column table:style-name="TableColumn352"/>
          <table:table-column table:style-name="TableColumn353"/>
          <table:table-column table:style-name="TableColumn354"/>
          <table:table-column table:style-name="TableColumn355"/>
        </table:table-columns>
        <table:table-row table:style-name="TableRow356">
          <table:table-cell table:style-name="TableCell357">
            <text:p text:style-name="P358">Concetto</text:p>
          </table:table-cell>
          <table:table-cell table:style-name="TableCell359">
            <text:p text:style-name="P360">Tipo di costrutto</text:p>
          </table:table-cell>
          <table:table-cell table:style-name="TableCell361">
            <text:p text:style-name="P362">Numero di accessi</text:p>
          </table:table-cell>
          <table:table-cell table:style-name="TableCell363">
            <text:p text:style-name="P364">Tipo di accesso</text:p>
          </table:table-cell>
        </table:table-row>
        <table:table-row table:style-name="TableRow365">
          <table:table-cell table:style-name="TableCell366">
            <text:p text:style-name="P367">Costruttore</text:p>
          </table:table-cell>
          <table:table-cell table:style-name="TableCell368">
            <text:p text:style-name="P369">E</text:p>
          </table:table-cell>
          <table:table-cell table:style-name="TableCell370">
            <text:p text:style-name="P371">50</text:p>
          </table:table-cell>
          <table:table-cell table:style-name="TableCell372">
            <text:p text:style-name="P373">L</text:p>
          </table:table-cell>
        </table:table-row>
      </table:table>
      <text:p text:style-name="P374"/>
      <text:p text:style-name="P375"/>
      <text:soft-page-break/>
      <text:p text:style-name="Standard"><text:span text:style-name="T376">Carico totale OP1:</text:span><text:span text:style-name="T377"><text:s/>(16,5 S + 2,5 L) * 60 = 35,5 * 60 = 2130/anno</text:span></text:p>
      <text:p text:style-name="Standard"><text:span text:style-name="T378">Carico totale OP2:</text:span><text:span text:style-name="T379"><text:s/>50 L * 12 = 600/anno</text:span></text:p>
      <text:p text:style-name="Standard"><text:span text:style-name="T380">Memoria aggiuntiva per il mantenimento delle ridondanze:</text:span><text:span text:style-name="T381"><text:s/>4 Byte * 50 = 200 Byte</text:span></text:p>
      <text:p text:style-name="Standard"><text:span text:style-name="T382">Carico complessivo:</text:span><text:span text:style-name="T383"><text:s/>2730/anno + 200 Byte</text:span></text:p>
      <text:p text:style-name="P384"/>
      <text:p text:style-name="P385"/>
      <text:p text:style-name="Standard"><text:span text:style-name="T386">Scenario 2 (</text:span><text:span text:style-name="T387">Senza ridondanza di #componenti</text:span><text:span text:style-name="T388">)</text:span></text:p>
      <text:p text:style-name="P389">OP1:</text:p>
      <table:table table:style-name="Table390">
        <table:table-columns>
          <table:table-column table:style-name="TableColumn391"/>
          <table:table-column table:style-name="TableColumn392"/>
          <table:table-column table:style-name="TableColumn393"/>
          <table:table-column table:style-name="TableColumn394"/>
        </table:table-columns>
        <table:table-row table:style-name="TableRow395">
          <table:table-cell table:style-name="TableCell396">
            <text:p text:style-name="P397">Concetto</text:p>
          </table:table-cell>
          <table:table-cell table:style-name="TableCell398">
            <text:p text:style-name="P399">Tipo di costrutto</text:p>
          </table:table-cell>
          <table:table-cell table:style-name="TableCell400">
            <text:p text:style-name="P401">Numero di accessi</text:p>
          </table:table-cell>
          <table:table-cell table:style-name="TableCell402">
            <text:p text:style-name="P403">Tipo di accesso</text:p>
          </table:table-cell>
        </table:table-row>
        <table:table-row table:style-name="TableRow404">
          <table:table-cell table:style-name="TableCell405">
            <text:p text:style-name="P406">Concetto</text:p>
          </table:table-cell>
          <table:table-cell table:style-name="TableCell407">
            <text:p text:style-name="P408">Tipo di costrutto</text:p>
          </table:table-cell>
          <table:table-cell table:style-name="TableCell409">
            <text:p text:style-name="P410">Numero di accessi</text:p>
          </table:table-cell>
          <table:table-cell table:style-name="TableCell411">
            <text:p text:style-name="P412">Tipo di accesso</text:p>
          </table:table-cell>
        </table:table-row>
        <table:table-row table:style-name="TableRow413">
          <table:table-cell table:style-name="TableCell414">
            <text:p text:style-name="P415">Vettura</text:p>
          </table:table-cell>
          <table:table-cell table:style-name="TableCell416">
            <text:p text:style-name="P417">E</text:p>
          </table:table-cell>
          <table:table-cell table:style-name="TableCell418">
            <text:p text:style-name="P419">1</text:p>
          </table:table-cell>
          <table:table-cell table:style-name="TableCell420">
            <text:p text:style-name="P421">S</text:p>
          </table:table-cell>
        </table:table-row>
        <table:table-row table:style-name="TableRow422">
          <table:table-cell table:style-name="TableCell423">
            <text:p text:style-name="P424">Componente</text:p>
          </table:table-cell>
          <table:table-cell table:style-name="TableCell425">
            <text:p text:style-name="P426">E</text:p>
          </table:table-cell>
          <table:table-cell table:style-name="TableCell427">
            <text:p text:style-name="P428">2,5</text:p>
          </table:table-cell>
          <table:table-cell table:style-name="TableCell429">
            <text:p text:style-name="P430">S</text:p>
          </table:table-cell>
        </table:table-row>
        <table:table-row table:style-name="TableRow431">
          <table:table-cell table:style-name="TableCell432">
            <text:p text:style-name="P433">Telaio</text:p>
          </table:table-cell>
          <table:table-cell table:style-name="TableCell434">
            <text:p text:style-name="P435">SE</text:p>
          </table:table-cell>
          <table:table-cell table:style-name="TableCell436">
            <text:p text:style-name="P437">1</text:p>
          </table:table-cell>
          <table:table-cell table:style-name="TableCell438">
            <text:p text:style-name="P439">S</text:p>
          </table:table-cell>
        </table:table-row>
        <table:table-row table:style-name="TableRow440">
          <table:table-cell table:style-name="TableCell441">
            <text:p text:style-name="P442">Cambio</text:p>
          </table:table-cell>
          <table:table-cell table:style-name="TableCell443">
            <text:p text:style-name="P444">SE</text:p>
          </table:table-cell>
          <table:table-cell table:style-name="TableCell445">
            <text:p text:style-name="P446">0,5</text:p>
          </table:table-cell>
          <table:table-cell table:style-name="TableCell447">
            <text:p text:style-name="P448">S</text:p>
          </table:table-cell>
        </table:table-row>
        <table:table-row table:style-name="TableRow449">
          <table:table-cell table:style-name="TableCell450">
            <text:p text:style-name="P451">Motore</text:p>
          </table:table-cell>
          <table:table-cell table:style-name="TableCell452">
            <text:p text:style-name="P453">SE</text:p>
          </table:table-cell>
          <table:table-cell table:style-name="TableCell454">
            <text:p text:style-name="P455">1</text:p>
          </table:table-cell>
          <table:table-cell table:style-name="TableCell456">
            <text:p text:style-name="P457">S</text:p>
          </table:table-cell>
        </table:table-row>
        <table:table-row table:style-name="TableRow458">
          <table:table-cell table:style-name="TableCell459">
            <text:p text:style-name="P460">Iscrizione</text:p>
          </table:table-cell>
          <table:table-cell table:style-name="TableCell461">
            <text:p text:style-name="P462">R</text:p>
          </table:table-cell>
          <table:table-cell table:style-name="TableCell463">
            <text:p text:style-name="P464">1</text:p>
          </table:table-cell>
          <table:table-cell table:style-name="TableCell465">
            <text:p text:style-name="P466">S</text:p>
          </table:table-cell>
        </table:table-row>
        <table:table-row table:style-name="TableRow467">
          <table:table-cell table:style-name="TableCell468">
            <text:p text:style-name="P469">Guida</text:p>
          </table:table-cell>
          <table:table-cell table:style-name="TableCell470">
            <text:p text:style-name="P471">R</text:p>
          </table:table-cell>
          <table:table-cell table:style-name="TableCell472">
            <text:p text:style-name="P473">1</text:p>
          </table:table-cell>
          <table:table-cell table:style-name="TableCell474">
            <text:p text:style-name="P475">S</text:p>
          </table:table-cell>
        </table:table-row>
        <table:table-row table:style-name="TableRow476">
          <table:table-cell table:style-name="TableCell477">
            <text:p text:style-name="P478">Preparazione</text:p>
          </table:table-cell>
          <table:table-cell table:style-name="TableCell479">
            <text:p text:style-name="P480">R</text:p>
          </table:table-cell>
          <table:table-cell table:style-name="TableCell481">
            <text:p text:style-name="P482">1</text:p>
          </table:table-cell>
          <table:table-cell table:style-name="TableCell483">
            <text:p text:style-name="P484">S</text:p>
          </table:table-cell>
        </table:table-row>
        <table:table-row table:style-name="TableRow485">
          <table:table-cell table:style-name="TableCell486">
            <text:p text:style-name="P487">Composizione</text:p>
          </table:table-cell>
          <table:table-cell table:style-name="TableCell488">
            <text:p text:style-name="P489">R</text:p>
          </table:table-cell>
          <table:table-cell table:style-name="TableCell490">
            <text:p text:style-name="P491">2,5</text:p>
          </table:table-cell>
          <table:table-cell table:style-name="TableCell492">
            <text:p text:style-name="P493">S</text:p>
          </table:table-cell>
        </table:table-row>
        <table:table-row table:style-name="TableRow494">
          <table:table-cell table:style-name="TableCell495">
            <text:p text:style-name="P496">Produzione</text:p>
          </table:table-cell>
          <table:table-cell table:style-name="TableCell497">
            <text:p text:style-name="P498">R</text:p>
          </table:table-cell>
          <table:table-cell table:style-name="TableCell499">
            <text:p text:style-name="P500">2,5</text:p>
          </table:table-cell>
          <table:table-cell table:style-name="TableCell501">
            <text:p text:style-name="P502">S</text:p>
          </table:table-cell>
        </table:table-row>
      </table:table>
      <text:p text:style-name="P503"/>
      <text:p text:style-name="P504">OP2:</text:p>
      <table:table table:style-name="Table505">
        <table:table-columns>
          <table:table-column table:style-name="TableColumn506"/>
          <table:table-column table:style-name="TableColumn507"/>
          <table:table-column table:style-name="TableColumn508"/>
          <table:table-column table:style-name="TableColumn509"/>
        </table:table-columns>
        <table:table-row table:style-name="TableRow510">
          <table:table-cell table:style-name="TableCell511">
            <text:p text:style-name="P512">Concetto</text:p>
          </table:table-cell>
          <table:table-cell table:style-name="TableCell513">
            <text:p text:style-name="P514">Tipo di costrutto</text:p>
          </table:table-cell>
          <table:table-cell table:style-name="TableCell515">
            <text:p text:style-name="P516">Numero di accessi</text:p>
          </table:table-cell>
          <table:table-cell table:style-name="TableCell517">
            <text:p text:style-name="P518">Tipo di accesso</text:p>
          </table:table-cell>
        </table:table-row>
        <table:table-row table:style-name="TableRow519">
          <table:table-cell table:style-name="TableCell520">
            <text:p text:style-name="P521">Costruttore</text:p>
          </table:table-cell>
          <table:table-cell table:style-name="TableCell522">
            <text:p text:style-name="P523">E</text:p>
          </table:table-cell>
          <table:table-cell table:style-name="TableCell524">
            <text:p text:style-name="P525">50</text:p>
          </table:table-cell>
          <table:table-cell table:style-name="TableCell526">
            <text:p text:style-name="P527">L</text:p>
          </table:table-cell>
        </table:table-row>
        <table:table-row table:style-name="TableRow528">
          <table:table-cell table:style-name="TableCell529">
            <text:p text:style-name="P530">Composizione</text:p>
          </table:table-cell>
          <table:table-cell table:style-name="TableCell531">
            <text:p text:style-name="P532">R</text:p>
          </table:table-cell>
          <table:table-cell table:style-name="TableCell533">
            <text:p text:style-name="P534">150</text:p>
          </table:table-cell>
          <table:table-cell table:style-name="TableCell535">
            <text:p text:style-name="P536">L</text:p>
          </table:table-cell>
        </table:table-row>
        <table:table-row table:style-name="TableRow537">
          <table:table-cell table:style-name="TableCell538">
            <text:p text:style-name="P539">Produzione</text:p>
          </table:table-cell>
          <table:table-cell table:style-name="TableCell540">
            <text:p text:style-name="P541">R</text:p>
          </table:table-cell>
          <table:table-cell table:style-name="TableCell542">
            <text:p text:style-name="P543">150</text:p>
          </table:table-cell>
          <table:table-cell table:style-name="TableCell544">
            <text:p text:style-name="P545">L</text:p>
          </table:table-cell>
        </table:table-row>
      </table:table>
      <text:p text:style-name="P546"/>
      <text:p text:style-name="P547"/>
      <text:p text:style-name="Standard"><text:span text:style-name="T548">Carico totale OP1:</text:span><text:span text:style-name="T549"><text:s/>(14 S) * 60 = 28 * 60 = 1680/anno</text:span></text:p>
      <text:p text:style-name="Standard"><text:span text:style-name="T550">Carico totale OP2:</text:span><text:span text:style-name="T551"><text:s/>(350 L) * 12 = 4200/anno</text:span></text:p>
      <text:p text:style-name="Standard"><text:span text:style-name="T552">Memoria aggiuntiva per il mantenimento delle ridondanze:</text:span><text:span text:style-name="T553"><text:s/>0 Byte</text:span></text:p>
      <text:p text:style-name="Standard"><text:span text:style-name="T554">Carico complessivo:</text:span><text:span text:style-name="T555"><text:s/>5880/anno</text:span></text:p>
      <text:p text:style-name="P556"/>
      <text:p text:style-name="Standard"><text:span text:style-name="T557">Si mantiene la ridondanza di #componenti</text:span></text:p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p text:style-name="Standard"><text:span text:style-name="T571">Scenario 3 (</text:span><text:span text:style-name="T572">Ridondanza di #finanziamenti</text:span><text:span text:style-name="T573">)</text:span></text:p>
      <text:p text:style-name="P574">OP3:</text:p>
      <table:table table:style-name="Table575">
        <table:table-columns>
          <table:table-column table:style-name="TableColumn576"/>
          <table:table-column table:style-name="TableColumn577"/>
          <table:table-column table:style-name="TableColumn578"/>
          <table:table-column table:style-name="TableColumn579"/>
        </table:table-columns>
        <table:table-row table:style-name="TableRow580">
          <table:table-cell table:style-name="TableCell581">
            <text:p text:style-name="P582">Concetto</text:p>
          </table:table-cell>
          <table:table-cell table:style-name="TableCell583">
            <text:p text:style-name="P584">Tipo di costrutto</text:p>
          </table:table-cell>
          <table:table-cell table:style-name="TableCell585">
            <text:p text:style-name="P586">Numero di accessi</text:p>
          </table:table-cell>
          <table:table-cell table:style-name="TableCell587">
            <text:p text:style-name="P588">Tipo di accesso</text:p>
          </table:table-cell>
        </table:table-row>
        <table:table-row table:style-name="TableRow589">
          <table:table-cell table:style-name="TableCell590">
            <text:p text:style-name="P591">Pilota</text:p>
          </table:table-cell>
          <table:table-cell table:style-name="TableCell592">
            <text:p text:style-name="P593">E</text:p>
          </table:table-cell>
          <table:table-cell table:style-name="TableCell594">
            <text:p text:style-name="P595">1</text:p>
          </table:table-cell>
          <table:table-cell table:style-name="TableCell596">
            <text:p text:style-name="P597">S</text:p>
          </table:table-cell>
        </table:table-row>
        <table:table-row table:style-name="TableRow598">
          <table:table-cell table:style-name="TableCell599">
            <text:p text:style-name="P600">AM</text:p>
          </table:table-cell>
          <table:table-cell table:style-name="TableCell601">
            <text:p text:style-name="P602">SE</text:p>
          </table:table-cell>
          <table:table-cell table:style-name="TableCell603">
            <text:p text:style-name="P604">1</text:p>
          </table:table-cell>
          <table:table-cell table:style-name="TableCell605">
            <text:p text:style-name="P606">S</text:p>
          </table:table-cell>
        </table:table-row>
        <table:table-row table:style-name="TableRow607">
          <table:table-cell table:style-name="TableCell608">
            <text:p text:style-name="P609">Gentleman Driver</text:p>
          </table:table-cell>
          <table:table-cell table:style-name="TableCell610">
            <text:p text:style-name="P611">SE</text:p>
          </table:table-cell>
          <table:table-cell table:style-name="TableCell612">
            <text:p text:style-name="P613">1</text:p>
          </table:table-cell>
          <table:table-cell table:style-name="TableCell614">
            <text:p text:style-name="P615">S</text:p>
          </table:table-cell>
        </table:table-row>
        <table:table-row table:style-name="TableRow616">
          <table:table-cell table:style-name="TableCell617">
            <text:p text:style-name="P618">Scuderia</text:p>
          </table:table-cell>
          <table:table-cell table:style-name="TableCell619">
            <text:p text:style-name="P620">E</text:p>
          </table:table-cell>
          <table:table-cell table:style-name="TableCell621">
            <text:p text:style-name="P622">1</text:p>
          </table:table-cell>
          <table:table-cell table:style-name="TableCell623">
            <text:p text:style-name="P624">S</text:p>
          </table:table-cell>
        </table:table-row>
        <table:table-row table:style-name="TableRow625">
          <table:table-cell table:style-name="TableCell626">
            <text:p text:style-name="P627">Guida</text:p>
          </table:table-cell>
          <table:table-cell table:style-name="TableCell628">
            <text:p text:style-name="P629">R</text:p>
          </table:table-cell>
          <table:table-cell table:style-name="TableCell630">
            <text:p text:style-name="P631">1</text:p>
          </table:table-cell>
          <table:table-cell table:style-name="TableCell632">
            <text:p text:style-name="P633">S</text:p>
          </table:table-cell>
        </table:table-row>
        <table:table-row table:style-name="TableRow634">
          <table:table-cell table:style-name="TableCell635">
            <text:p text:style-name="P636">Preparazione</text:p>
          </table:table-cell>
          <table:table-cell table:style-name="TableCell637">
            <text:p text:style-name="P638">R</text:p>
          </table:table-cell>
          <table:table-cell table:style-name="TableCell639">
            <text:p text:style-name="P640">1</text:p>
          </table:table-cell>
          <table:table-cell table:style-name="TableCell641">
            <text:p text:style-name="P642">L</text:p>
          </table:table-cell>
        </table:table-row>
      </table:table>
      <text:p text:style-name="P643"/>
      <text:p text:style-name="P644">OP4:</text:p>
      <table:table table:style-name="Table645">
        <table:table-columns>
          <table:table-column table:style-name="TableColumn646"/>
          <table:table-column table:style-name="TableColumn647"/>
          <table:table-column table:style-name="TableColumn648"/>
          <table:table-column table:style-name="TableColumn649"/>
        </table:table-columns>
        <table:table-row table:style-name="TableRow650">
          <table:table-cell table:style-name="TableCell651">
            <text:p text:style-name="P652">Concetto</text:p>
          </table:table-cell>
          <table:table-cell table:style-name="TableCell653">
            <text:p text:style-name="P654">Tipo di costrutto</text:p>
          </table:table-cell>
          <table:table-cell table:style-name="TableCell655">
            <text:p text:style-name="P656">Numero di accessi</text:p>
          </table:table-cell>
          <table:table-cell table:style-name="TableCell657">
            <text:p text:style-name="P658">Tipo di accesso</text:p>
          </table:table-cell>
        </table:table-row>
        <table:table-row table:style-name="TableRow659">
          <table:table-cell table:style-name="TableCell660">
            <text:p text:style-name="P661"><text:bookmark-start text:name="_Hlk152409750"/>Scuderia</text:p>
          </table:table-cell>
          <table:table-cell table:style-name="TableCell662">
            <text:p text:style-name="P663">E</text:p>
          </table:table-cell>
          <table:table-cell table:style-name="TableCell664">
            <text:p text:style-name="P665">20</text:p>
          </table:table-cell>
          <table:table-cell table:style-name="TableCell666">
            <text:p text:style-name="P667">L</text:p>
          </table:table-cell>
        </table:table-row>
      </table:table>
      <text:p text:style-name="P668"><text:bookmark-end text:name="_Hlk152409750"/></text:p>
      <text:p text:style-name="Standard"><text:span text:style-name="T669">Carico totale OP3:</text:span><text:span text:style-name="T670"><text:s/>(5 S + 1 L) * 18 = 11 * 18 = 198</text:span><text:span text:style-name="T671">/anno</text:span></text:p>
      <text:p text:style-name="Standard"><text:span text:style-name="T672">Carico totale OP4:</text:span><text:span text:style-name="T673"><text:s/></text:span><text:span text:style-name="T674">(20 L) = 20/anno</text:span></text:p>
      <text:p text:style-name="Standard"><text:span text:style-name="T675">Memoria aggiuntiva per il mantenimento delle ridondanze:</text:span><text:span text:style-name="T676"><text:s/>4 Byte * 20 = 80 Byte</text:span></text:p>
      <text:p text:style-name="Standard"><text:span text:style-name="T677">Carico complessivo:</text:span><text:span text:style-name="T678"><text:s/>218/anno + 80 Byte</text:span></text:p>
      <text:p text:style-name="P679"/>
      <text:p text:style-name="Standard"><text:span text:style-name="T680">Scenario 4 (</text:span><text:span text:style-name="T681">Senza ridondanza di #finanziamenti</text:span><text:span text:style-name="T682">)</text:span></text:p>
      <text:p text:style-name="P683"/>
      <text:p text:style-name="P684">OP3:</text:p>
      <table:table table:style-name="Table685">
        <table:table-columns>
          <table:table-column table:style-name="TableColumn686"/>
          <table:table-column table:style-name="TableColumn687"/>
          <table:table-column table:style-name="TableColumn688"/>
          <table:table-column table:style-name="TableColumn689"/>
        </table:table-columns>
        <table:table-row table:style-name="TableRow690">
          <table:table-cell table:style-name="TableCell691">
            <text:p text:style-name="P692">Concetto</text:p>
          </table:table-cell>
          <table:table-cell table:style-name="TableCell693">
            <text:p text:style-name="P694">Tipo di costrutto</text:p>
          </table:table-cell>
          <table:table-cell table:style-name="TableCell695">
            <text:p text:style-name="P696">Numero di accessi</text:p>
          </table:table-cell>
          <table:table-cell table:style-name="TableCell697">
            <text:p text:style-name="P698">Tipo di accesso</text:p>
          </table:table-cell>
        </table:table-row>
        <table:table-row table:style-name="TableRow699">
          <table:table-cell table:style-name="TableCell700">
            <text:p text:style-name="P701">Pilota</text:p>
          </table:table-cell>
          <table:table-cell table:style-name="TableCell702">
            <text:p text:style-name="P703">E</text:p>
          </table:table-cell>
          <table:table-cell table:style-name="TableCell704">
            <text:p text:style-name="P705">1</text:p>
          </table:table-cell>
          <table:table-cell table:style-name="TableCell706">
            <text:p text:style-name="P707">S</text:p>
          </table:table-cell>
        </table:table-row>
        <table:table-row table:style-name="TableRow708">
          <table:table-cell table:style-name="TableCell709">
            <text:p text:style-name="P710">AM</text:p>
          </table:table-cell>
          <table:table-cell table:style-name="TableCell711">
            <text:p text:style-name="P712">SE</text:p>
          </table:table-cell>
          <table:table-cell table:style-name="TableCell713">
            <text:p text:style-name="P714">1</text:p>
          </table:table-cell>
          <table:table-cell table:style-name="TableCell715">
            <text:p text:style-name="P716">S</text:p>
          </table:table-cell>
        </table:table-row>
        <table:table-row table:style-name="TableRow717">
          <table:table-cell table:style-name="TableCell718">
            <text:p text:style-name="P719">Gentleman Driver</text:p>
          </table:table-cell>
          <table:table-cell table:style-name="TableCell720">
            <text:p text:style-name="P721">SE</text:p>
          </table:table-cell>
          <table:table-cell table:style-name="TableCell722">
            <text:p text:style-name="P723">1</text:p>
          </table:table-cell>
          <table:table-cell table:style-name="TableCell724">
            <text:p text:style-name="P725">S</text:p>
          </table:table-cell>
        </table:table-row>
        <table:table-row table:style-name="TableRow726">
          <table:table-cell table:style-name="TableCell727">
            <text:p text:style-name="P728">Guida</text:p>
          </table:table-cell>
          <table:table-cell table:style-name="TableCell729">
            <text:p text:style-name="P730">R</text:p>
          </table:table-cell>
          <table:table-cell table:style-name="TableCell731">
            <text:p text:style-name="P732">1</text:p>
          </table:table-cell>
          <table:table-cell table:style-name="TableCell733">
            <text:p text:style-name="P734">S</text:p>
          </table:table-cell>
        </table:table-row>
      </table:table>
      <text:p text:style-name="P735"/>
      <text:p text:style-name="P736">OP4:</text:p>
      <table:table table:style-name="Table737">
        <table:table-columns>
          <table:table-column table:style-name="TableColumn738"/>
          <table:table-column table:style-name="TableColumn739"/>
          <table:table-column table:style-name="TableColumn740"/>
          <table:table-column table:style-name="TableColumn741"/>
        </table:table-columns>
        <table:table-row table:style-name="TableRow742">
          <table:table-cell table:style-name="TableCell743">
            <text:p text:style-name="P744">Concetto</text:p>
          </table:table-cell>
          <table:table-cell table:style-name="TableCell745">
            <text:p text:style-name="P746">Tipo di costrutto</text:p>
          </table:table-cell>
          <table:table-cell table:style-name="TableCell747">
            <text:p text:style-name="P748">Numero di accessi</text:p>
          </table:table-cell>
          <table:table-cell table:style-name="TableCell749">
            <text:p text:style-name="P750">Tipo di accesso</text:p>
          </table:table-cell>
        </table:table-row>
        <table:table-row table:style-name="TableRow751">
          <table:table-cell table:style-name="TableCell752">
            <text:p text:style-name="P753">Pilota</text:p>
          </table:table-cell>
          <table:table-cell table:style-name="TableCell754">
            <text:p text:style-name="P755">E</text:p>
          </table:table-cell>
          <table:table-cell table:style-name="TableCell756">
            <text:p text:style-name="TableContents"><text:span text:style-name="T757">180</text:span></text:p>
          </table:table-cell>
          <table:table-cell table:style-name="TableCell758">
            <text:p text:style-name="TableContents"><text:span text:style-name="T759">L</text:span></text:p>
          </table:table-cell>
        </table:table-row>
        <table:table-row table:style-name="TableRow760">
          <table:table-cell table:style-name="TableCell761">
            <text:p text:style-name="P762">AM</text:p>
          </table:table-cell>
          <table:table-cell table:style-name="TableCell763">
            <text:p text:style-name="P764">SE</text:p>
          </table:table-cell>
          <table:table-cell table:style-name="TableCell765">
            <text:p text:style-name="TableContents"><text:span text:style-name="T766">45</text:span></text:p>
          </table:table-cell>
          <table:table-cell table:style-name="TableCell767">
            <text:p text:style-name="TableContents"><text:span text:style-name="T768">L</text:span></text:p>
          </table:table-cell>
        </table:table-row>
        <table:table-row table:style-name="TableRow769">
          <table:table-cell table:style-name="TableCell770">
            <text:p text:style-name="P771">Gentleman Driver</text:p>
          </table:table-cell>
          <table:table-cell table:style-name="TableCell772">
            <text:p text:style-name="P773">SE</text:p>
          </table:table-cell>
          <table:table-cell table:style-name="TableCell774">
            <text:p text:style-name="TableContents"><text:span text:style-name="T775">18</text:span></text:p>
          </table:table-cell>
          <table:table-cell table:style-name="TableCell776">
            <text:p text:style-name="TableContents"><text:span text:style-name="T777">L</text:span></text:p>
          </table:table-cell>
        </table:table-row>
        <table:table-row table:style-name="TableRow778">
          <table:table-cell table:style-name="TableCell779">
            <text:p text:style-name="P780">Scuderia</text:p>
          </table:table-cell>
          <table:table-cell table:style-name="TableCell781">
            <text:p text:style-name="P782">E</text:p>
          </table:table-cell>
          <table:table-cell table:style-name="TableCell783">
            <text:p text:style-name="TableContents"><text:span text:style-name="T784">20</text:span></text:p>
          </table:table-cell>
          <table:table-cell table:style-name="TableCell785">
            <text:p text:style-name="TableContents"><text:span text:style-name="T786">L</text:span></text:p>
          </table:table-cell>
        </table:table-row>
        <table:table-row table:style-name="TableRow787">
          <table:table-cell table:style-name="TableCell788">
            <text:p text:style-name="P789">Guida</text:p>
          </table:table-cell>
          <table:table-cell table:style-name="TableCell790">
            <text:p text:style-name="P791">R</text:p>
          </table:table-cell>
          <table:table-cell table:style-name="TableCell792">
            <text:p text:style-name="TableContents"><text:span text:style-name="T793">180</text:span></text:p>
          </table:table-cell>
          <table:table-cell table:style-name="TableCell794">
            <text:p text:style-name="TableContents"><text:span text:style-name="T795">L</text:span></text:p>
          </table:table-cell>
        </table:table-row>
        <table:table-row table:style-name="TableRow796">
          <table:table-cell table:style-name="TableCell797">
            <text:p text:style-name="P798">Preparazione</text:p>
          </table:table-cell>
          <table:table-cell table:style-name="TableCell799">
            <text:p text:style-name="P800">R</text:p>
          </table:table-cell>
          <table:table-cell table:style-name="TableCell801">
            <text:p text:style-name="TableContents"><text:span text:style-name="T802">60</text:span></text:p>
          </table:table-cell>
          <table:table-cell table:style-name="TableCell803">
            <text:p text:style-name="TableContents"><text:span text:style-name="T804">L</text:span></text:p>
          </table:table-cell>
        </table:table-row>
      </table:table>
      <text:p text:style-name="P805"/>
      <text:p text:style-name="Standard"><text:span text:style-name="T806">Carico totale OP3:</text:span><text:span text:style-name="T807"><text:s/>(4 S) * 18 = 8 * 18 = 144/anno</text:span></text:p>
      <text:p text:style-name="Standard"><text:span text:style-name="T808">Carico totale OP4:</text:span><text:span text:style-name="T809"><text:s/>503 L = 503/anno</text:span></text:p>
      <text:p text:style-name="Standard"><text:span text:style-name="T810">Memoria aggiuntiva per il mantenimento delle ridondanze:</text:span><text:span text:style-name="T811"><text:s/>0 Byte</text:span></text:p>
      <text:p text:style-name="Standard"><text:span text:style-name="T812">Carico complessivo:</text:span><text:span text:style-name="T813"><text:s/>647/anno</text:span></text:p>
      <text:p text:style-name="Standard"><text:span text:style-name="T814">Si mantiene la ridondanza di #finanziamenti</text:span></text:p>
      <text:p text:style-name="P815"/>
      <text:p text:style-name="P816"/>
      <table:table table:style-name="Table817">
        <table:table-columns>
          <table:table-column table:style-name="TableColumn818"/>
          <table:table-column table:style-name="TableColumn819"/>
          <table:table-column table:style-name="TableColumn820"/>
          <table:table-column table:style-name="TableColumn821"/>
        </table:table-columns>
        <table:table-row table:style-name="TableRow822">
          <table:table-cell table:style-name="TableCell823">
            <text:p text:style-name="P824">Concetto</text:p>
          </table:table-cell>
          <table:table-cell table:style-name="TableCell825">
            <text:p text:style-name="P826">Tipo di costrutto</text:p>
          </table:table-cell>
          <table:table-cell table:style-name="TableCell827">
            <text:p text:style-name="P828">Numero di accessi</text:p>
          </table:table-cell>
          <table:table-cell table:style-name="TableCell829">
            <text:p text:style-name="P830">Tipo di accesso</text:p>
          </table:table-cell>
        </table:table-row>
        <table:table-row table:style-name="TableRow831">
          <table:table-cell table:style-name="TableCell832">
            <text:p text:style-name="P833">Circuito</text:p>
          </table:table-cell>
          <table:table-cell table:style-name="TableCell834">
            <text:p text:style-name="P835">E</text:p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</table:table-row>
        <table:table-row table:style-name="TableRow840">
          <table:table-cell table:style-name="TableCell841">
            <text:p text:style-name="P842">Gara</text:p>
          </table:table-cell>
          <table:table-cell table:style-name="TableCell843">
            <text:p text:style-name="P844">E</text:p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</table:table-row>
        <table:table-row table:style-name="TableRow849">
          <table:table-cell table:style-name="TableCell850">
            <text:p text:style-name="P851">Vettura</text:p>
          </table:table-cell>
          <table:table-cell table:style-name="TableCell852">
            <text:p text:style-name="P853">E</text:p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</table:table-row>
        <table:table-row table:style-name="TableRow858">
          <table:table-cell table:style-name="TableCell859">
            <text:p text:style-name="P860">Componente</text:p>
          </table:table-cell>
          <table:table-cell table:style-name="TableCell861">
            <text:p text:style-name="P862">E</text:p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</table:table-row>
        <table:table-row table:style-name="TableRow867">
          <table:table-cell table:style-name="TableCell868">
            <text:p text:style-name="P869">Telaio</text:p>
          </table:table-cell>
          <table:table-cell table:style-name="TableCell870">
            <text:p text:style-name="P871">SE</text:p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</table:table-row>
        <table:table-row table:style-name="TableRow876">
          <table:table-cell table:style-name="TableCell877">
            <text:p text:style-name="P878">Cambio</text:p>
          </table:table-cell>
          <table:table-cell table:style-name="TableCell879">
            <text:p text:style-name="P880">SE</text:p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</table:table-row>
        <table:table-row table:style-name="TableRow885">
          <table:table-cell table:style-name="TableCell886">
            <text:p text:style-name="P887">Motore</text:p>
          </table:table-cell>
          <table:table-cell table:style-name="TableCell888">
            <text:p text:style-name="P889">SE</text:p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</table:table-row>
        <table:table-row table:style-name="TableRow894">
          <table:table-cell table:style-name="TableCell895">
            <text:p text:style-name="P896">Costruttore</text:p>
          </table:table-cell>
          <table:table-cell table:style-name="TableCell897">
            <text:p text:style-name="P898">E</text:p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</table:table-row>
        <table:table-row table:style-name="TableRow903">
          <table:table-cell table:style-name="TableCell904">
            <text:p text:style-name="P905">Pilota</text:p>
          </table:table-cell>
          <table:table-cell table:style-name="TableCell906">
            <text:p text:style-name="P907">E</text:p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</table:table-row>
        <table:table-row table:style-name="TableRow912">
          <table:table-cell table:style-name="TableCell913">
            <text:p text:style-name="P914">PRO</text:p>
          </table:table-cell>
          <table:table-cell table:style-name="TableCell915">
            <text:p text:style-name="P916">SE</text:p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</table:table-row>
        <table:table-row table:style-name="TableRow921">
          <table:table-cell table:style-name="TableCell922">
            <text:p text:style-name="P923">AM</text:p>
          </table:table-cell>
          <table:table-cell table:style-name="TableCell924">
            <text:p text:style-name="P925">SE</text:p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</table:table-row>
        <table:table-row table:style-name="TableRow930">
          <table:table-cell table:style-name="TableCell931">
            <text:p text:style-name="P932">Gentleman Driver</text:p>
          </table:table-cell>
          <table:table-cell table:style-name="TableCell933">
            <text:p text:style-name="P934">SE</text:p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</table:table-row>
        <table:table-row table:style-name="TableRow939">
          <table:table-cell table:style-name="TableCell940">
            <text:p text:style-name="P941">Scuderia</text:p>
          </table:table-cell>
          <table:table-cell table:style-name="TableCell942">
            <text:p text:style-name="P943">E</text:p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</table:table-row>
        <table:table-row table:style-name="TableRow948">
          <table:table-cell table:style-name="TableCell949">
            <text:p text:style-name="P950">Coinvolgimento</text:p>
          </table:table-cell>
          <table:table-cell table:style-name="TableCell951">
            <text:p text:style-name="P952">R</text:p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</table:table-row>
        <table:table-row table:style-name="TableRow957">
          <table:table-cell table:style-name="TableCell958">
            <text:p text:style-name="P959">Iscrizione</text:p>
          </table:table-cell>
          <table:table-cell table:style-name="TableCell960">
            <text:p text:style-name="P961">R</text:p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</table:table-row>
        <table:table-row table:style-name="TableRow966">
          <table:table-cell table:style-name="TableCell967">
            <text:p text:style-name="P968">Guida</text:p>
          </table:table-cell>
          <table:table-cell table:style-name="TableCell969">
            <text:p text:style-name="P970">R</text:p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</table:table-row>
        <table:table-row table:style-name="TableRow975">
          <table:table-cell table:style-name="TableCell976">
            <text:p text:style-name="P977">Preparazione</text:p>
          </table:table-cell>
          <table:table-cell table:style-name="TableCell978">
            <text:p text:style-name="P979">R</text:p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</table:table-row>
        <table:table-row table:style-name="TableRow984">
          <table:table-cell table:style-name="TableCell985">
            <text:p text:style-name="P986">Composizione</text:p>
          </table:table-cell>
          <table:table-cell table:style-name="TableCell987">
            <text:p text:style-name="P988">R</text:p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</table:table-row>
        <table:table-row table:style-name="TableRow993">
          <table:table-cell table:style-name="TableCell994">
            <text:p text:style-name="P995">Produzione</text:p>
          </table:table-cell>
          <table:table-cell table:style-name="TableCell996">
            <text:p text:style-name="P997">R</text:p>
          </table:table-cell>
          <table:table-cell table:style-name="TableCell998">
            <text:p text:style-name="P999"/>
          </table:table-cell>
          <table:table-cell table:style-name="TableCell1000">
            <text:p text:style-name="P1001"/>
          </table:table-cell>
        </table:table-row>
      </table:table>
      <text:p text:style-name="P10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Giovanni Ruocco</dc:creator>
    <meta:creation-date>2023-12-01T15:47:00Z</meta:creation-date>
    <dc:date>2023-12-02T10:50:00Z</dc:date>
    <meta:template xlink:href="Normal" xlink:type="simple"/>
    <meta:editing-cycles>29</meta:editing-cycles>
    <meta:editing-duration>PT7980S</meta:editing-duration>
    <meta:document-statistic meta:page-count="5" meta:paragraph-count="10" meta:word-count="758" meta:character-count="5072" meta:row-count="36" meta:non-whitespace-character-count="4324"/>
  </office:meta>
</office:document-meta>
</file>